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34.5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size="14pt" fo:text-shadow="1pt 1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ff00" fo:font-size="14pt" fo:text-shadow="1pt 1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 fo:font-size="14pt" fo:text-shadow="1pt 1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text-shadow="1pt 1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ff00" fo:font-size="12pt" fo:text-shadow="1pt 1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text-shadow="1pt 1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00" fo:font-size="12pt" fo:text-shadow="1pt 1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size="12pt" fo:text-shadow="1pt 1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text-shadow="1pt 1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4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size="14pt" fo:text-shadow="1pt 1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ff00" fo:font-size="14pt" fo:text-shadow="1pt 1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 fo:font-size="14pt" fo:text-shadow="1pt 1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text-shadow="1pt 1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ff00" fo:font-size="12pt" fo:text-shadow="1pt 1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text-shadow="1pt 1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ff00" fo:font-size="12pt" fo:text-shadow="1pt 1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size="12pt" fo:text-shadow="1pt 1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text-shadow="1pt 1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Converter" table:style-name="ta1">
        <table:table-column table:style-name="co1" table:number-columns-repeated="1024" table:default-cell-style-name="ce48"/>
        <table:table-row table:style-name="ro1">
          <table:table-cell table:style-name="ce42" office:value-type="string" calcext:value-type="string">
            <text:p>R</text:p>
          </table:table-cell>
          <table:table-cell table:style-name="ce42" office:value-type="string" calcext:value-type="string">
            <text:p>G</text:p>
          </table:table-cell>
          <table:table-cell table:style-name="ce42" office:value-type="string" calcext:value-type="string">
            <text:p>B</text:p>
          </table:table-cell>
          <table:table-cell table:style-name="ce49" office:value-type="string" calcext:value-type="string" table:number-columns-spanned="3" table:number-rows-spanned="1">
            <text:p>HEX</text:p>
          </table:table-cell>
          <table:covered-table-cell table:number-columns-repeated="2" table:style-name="ce46"/>
          <table:table-cell table:number-columns-repeated="1018"/>
        </table:table-row>
        <table:table-row table:style-name="ro2">
          <table:table-cell table:style-name="ce45" office:value-type="float" office:value="10" calcext:value-type="float" table:number-columns-spanned="1" table:number-rows-spanned="2">
            <text:p>10</text:p>
          </table:table-cell>
          <table:table-cell table:style-name="ce49" office:value-type="float" office:value="10" calcext:value-type="float" table:number-columns-spanned="1" table:number-rows-spanned="2">
            <text:p>10</text:p>
          </table:table-cell>
          <table:table-cell table:style-name="ce49" office:value-type="float" office:value="50" calcext:value-type="float" table:number-columns-spanned="1" table:number-rows-spanned="2">
            <text:p>50</text:p>
          </table:table-cell>
          <table:table-cell table:style-name="ce49" table:formula="of:=COM.MICROSOFT.CONCAT([.A4:.C4])" office:value-type="string" office:string-value="0A0A32" calcext:value-type="string" table:number-columns-spanned="3" table:number-rows-spanned="2">
            <text:p>0A0A32</text:p>
          </table:table-cell>
          <table:covered-table-cell table:number-columns-repeated="2" table:style-name="ce46"/>
          <table:table-cell table:number-columns-repeated="1018"/>
        </table:table-row>
        <table:table-row table:style-name="ro2">
          <table:covered-table-cell table:number-columns-repeated="6" table:style-name="ce46"/>
          <table:table-cell table:number-columns-repeated="1018"/>
        </table:table-row>
        <table:table-row table:style-name="ro2">
          <table:table-cell table:style-name="ce47" table:formula="of:=DEC2HEX(INDEX([.A2]);2)" office:value-type="string" office:string-value="0A" calcext:value-type="string">
            <text:p>0A</text:p>
          </table:table-cell>
          <table:table-cell table:style-name="ce47" table:formula="of:=DEC2HEX(INDEX([.B2]);2)" office:value-type="string" office:string-value="0A" calcext:value-type="string">
            <text:p>0A</text:p>
          </table:table-cell>
          <table:table-cell table:style-name="ce47" table:formula="of:=DEC2HEX(INDEX([.C2]);2)" office:value-type="string" office:string-value="32" calcext:value-type="string">
            <text:p>32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-100" table:style-name="ta1">
        <table:table-column table:style-name="co2" table:default-cell-style-name="ce52"/>
        <table:table-column table:style-name="co3" table:number-columns-repeated="3" table:default-cell-style-name="ce47"/>
        <table:table-column table:style-name="co4" table:default-cell-style-name="ce63"/>
        <table:table-column table:style-name="co1" table:visibility="collapse" table:number-columns-repeated="3" table:default-cell-style-name="ce48"/>
        <table:table-column table:style-name="co1" table:number-columns-repeated="2" table:default-cell-style-name="Default"/>
        <table:table-column table:style-name="co1" table:number-columns-repeated="15" table:default-cell-style-name="ce48"/>
        <table:table-column table:style-name="co1" table:number-columns-repeated="3" table:default-cell-style-name="Default"/>
        <table:table-column table:style-name="co1" table:number-columns-repeated="979" table:default-cell-style-name="ce48"/>
        <table:table-column table:style-name="co1" table:default-cell-style-name="Default"/>
        <table:table-row table:style-name="ro3">
          <table:table-cell table:style-name="ce50" office:value-type="string" calcext:value-type="string">
            <text:p>№ п.п</text:p>
          </table:table-cell>
          <table:table-cell table:style-name="ce53" office:value-type="string" calcext:value-type="string">
            <text:p>R</text:p>
          </table:table-cell>
          <table:table-cell table:style-name="ce55" office:value-type="string" calcext:value-type="string">
            <text:p>G</text:p>
          </table:table-cell>
          <table:table-cell table:style-name="ce57" office:value-type="string" calcext:value-type="string">
            <text:p>B</text:p>
          </table:table-cell>
          <table:table-cell table:style-name="ce58" office:value-type="string" calcext:value-type="string">
            <text:p>HEX</text:p>
          </table:table-cell>
          <table:table-cell table:style-name="ce64" table:number-columns-repeated="3"/>
          <table:table-cell table:number-columns-repeated="2"/>
          <table:table-cell table:style-name="ce64" table:number-columns-repeated="15"/>
          <table:table-cell table:number-columns-repeated="3"/>
          <table:table-cell table:style-name="ce64" table:number-columns-repeated="979"/>
          <table:table-cell table:style-name="ce65"/>
        </table:table-row>
        <table:table-row table:style-name="ro2">
          <table:table-cell table:style-name="ce51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59" table:formula="of:=COM.MICROSOFT.CONCAT([.F2:.H2])" office:value-type="string" office:string-value="00FF00" calcext:value-type="string">
            <text:p>00FF00</text:p>
          </table:table-cell>
          <table:table-cell table:style-name="ce56" table:formula="of:=DEC2HEX(INDEX([.B2:.B104]);2)" office:value-type="string" office:string-value="00" calcext:value-type="string">
            <text:p>00</text:p>
          </table:table-cell>
          <table:table-cell table:style-name="ce56" table:formula="of:=DEC2HEX(INDEX([.C2:.C104]);2)" office:value-type="string" office:string-value="FF" calcext:value-type="string">
            <text:p>FF</text:p>
          </table:table-cell>
          <table:table-cell table:style-name="ce56" table:formula="of:=DEC2HEX(INDEX([.D2:.D10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3:.H3])" office:value-type="string" office:string-value="05FF00" calcext:value-type="string">
            <text:p>05FF00</text:p>
          </table:table-cell>
          <table:table-cell table:style-name="ce56" table:formula="of:=DEC2HEX(INDEX([.B3:.B105]);2)" office:value-type="string" office:string-value="05" calcext:value-type="string">
            <text:p>05</text:p>
          </table:table-cell>
          <table:table-cell table:style-name="ce56" table:formula="of:=DEC2HEX(INDEX([.C3:.C105]);2)" office:value-type="string" office:string-value="FF" calcext:value-type="string">
            <text:p>FF</text:p>
          </table:table-cell>
          <table:table-cell table:style-name="ce56" table:formula="of:=DEC2HEX(INDEX([.D3:.D10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2" calcext:value-type="float">
            <text:p>2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4:.H4])" office:value-type="string" office:string-value="0AFF00" calcext:value-type="string">
            <text:p>0AFF00</text:p>
          </table:table-cell>
          <table:table-cell table:style-name="ce56" table:formula="of:=DEC2HEX(INDEX([.B4:.B106]);2)" office:value-type="string" office:string-value="0A" calcext:value-type="string">
            <text:p>0A</text:p>
          </table:table-cell>
          <table:table-cell table:style-name="ce56" table:formula="of:=DEC2HEX(INDEX([.C4:.C106]);2)" office:value-type="string" office:string-value="FF" calcext:value-type="string">
            <text:p>FF</text:p>
          </table:table-cell>
          <table:table-cell table:style-name="ce56" table:formula="of:=DEC2HEX(INDEX([.D4:.D10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3" calcext:value-type="float">
            <text:p>3</text:p>
          </table:table-cell>
          <table:table-cell table:style-name="ce54" office:value-type="float" office:value="15" calcext:value-type="float">
            <text:p>1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5:.H5])" office:value-type="string" office:string-value="0FFF00" calcext:value-type="string">
            <text:p>0FFF00</text:p>
          </table:table-cell>
          <table:table-cell table:style-name="ce56" table:formula="of:=DEC2HEX(INDEX([.B5:.B107]);2)" office:value-type="string" office:string-value="0F" calcext:value-type="string">
            <text:p>0F</text:p>
          </table:table-cell>
          <table:table-cell table:style-name="ce56" table:formula="of:=DEC2HEX(INDEX([.C5:.C107]);2)" office:value-type="string" office:string-value="FF" calcext:value-type="string">
            <text:p>FF</text:p>
          </table:table-cell>
          <table:table-cell table:style-name="ce56" table:formula="of:=DEC2HEX(INDEX([.D5:.D10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4" calcext:value-type="float">
            <text:p>4</text:p>
          </table:table-cell>
          <table:table-cell table:style-name="ce54" office:value-type="float" office:value="20" calcext:value-type="float">
            <text:p>2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6:.H6])" office:value-type="string" office:string-value="14FF00" calcext:value-type="string">
            <text:p>14FF00</text:p>
          </table:table-cell>
          <table:table-cell table:style-name="ce56" table:formula="of:=DEC2HEX(INDEX([.B6:.B108]);2)" office:value-type="string" office:string-value="14" calcext:value-type="string">
            <text:p>14</text:p>
          </table:table-cell>
          <table:table-cell table:style-name="ce56" table:formula="of:=DEC2HEX(INDEX([.C6:.C108]);2)" office:value-type="string" office:string-value="FF" calcext:value-type="string">
            <text:p>FF</text:p>
          </table:table-cell>
          <table:table-cell table:style-name="ce56" table:formula="of:=DEC2HEX(INDEX([.D6:.D10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5" calcext:value-type="float">
            <text:p>5</text:p>
          </table:table-cell>
          <table:table-cell table:style-name="ce54" office:value-type="float" office:value="25" calcext:value-type="float">
            <text:p>2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7:.H7])" office:value-type="string" office:string-value="19FF00" calcext:value-type="string">
            <text:p>19FF00</text:p>
          </table:table-cell>
          <table:table-cell table:style-name="ce56" table:formula="of:=DEC2HEX(INDEX([.B7:.B109]);2)" office:value-type="string" office:string-value="19" calcext:value-type="string">
            <text:p>19</text:p>
          </table:table-cell>
          <table:table-cell table:style-name="ce56" table:formula="of:=DEC2HEX(INDEX([.C7:.C109]);2)" office:value-type="string" office:string-value="FF" calcext:value-type="string">
            <text:p>FF</text:p>
          </table:table-cell>
          <table:table-cell table:style-name="ce56" table:formula="of:=DEC2HEX(INDEX([.D7:.D10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6" calcext:value-type="float">
            <text:p>6</text:p>
          </table:table-cell>
          <table:table-cell table:style-name="ce54" office:value-type="float" office:value="30" calcext:value-type="float">
            <text:p>3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8:.H8])" office:value-type="string" office:string-value="1EFF00" calcext:value-type="string">
            <text:p>1EFF00</text:p>
          </table:table-cell>
          <table:table-cell table:style-name="ce56" table:formula="of:=DEC2HEX(INDEX([.B8:.B110]);2)" office:value-type="string" office:string-value="1E" calcext:value-type="string">
            <text:p>1E</text:p>
          </table:table-cell>
          <table:table-cell table:style-name="ce56" table:formula="of:=DEC2HEX(INDEX([.C8:.C110]);2)" office:value-type="string" office:string-value="FF" calcext:value-type="string">
            <text:p>FF</text:p>
          </table:table-cell>
          <table:table-cell table:style-name="ce56" table:formula="of:=DEC2HEX(INDEX([.D8:.D11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7" calcext:value-type="float">
            <text:p>7</text:p>
          </table:table-cell>
          <table:table-cell table:style-name="ce54" office:value-type="float" office:value="35" calcext:value-type="float">
            <text:p>3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9:.H9])" office:value-type="string" office:string-value="23FF00" calcext:value-type="string">
            <text:p>23FF00</text:p>
          </table:table-cell>
          <table:table-cell table:style-name="ce56" table:formula="of:=DEC2HEX(INDEX([.B9:.B111]);2)" office:value-type="string" office:string-value="23" calcext:value-type="string">
            <text:p>23</text:p>
          </table:table-cell>
          <table:table-cell table:style-name="ce56" table:formula="of:=DEC2HEX(INDEX([.C9:.C111]);2)" office:value-type="string" office:string-value="FF" calcext:value-type="string">
            <text:p>FF</text:p>
          </table:table-cell>
          <table:table-cell table:style-name="ce56" table:formula="of:=DEC2HEX(INDEX([.D9:.D11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8" calcext:value-type="float">
            <text:p>8</text:p>
          </table:table-cell>
          <table:table-cell table:style-name="ce54" office:value-type="float" office:value="40" calcext:value-type="float">
            <text:p>4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10:.H10])" office:value-type="string" office:string-value="28FF00" calcext:value-type="string">
            <text:p>28FF00</text:p>
          </table:table-cell>
          <table:table-cell table:style-name="ce56" table:formula="of:=DEC2HEX(INDEX([.B10:.B112]);2)" office:value-type="string" office:string-value="28" calcext:value-type="string">
            <text:p>28</text:p>
          </table:table-cell>
          <table:table-cell table:style-name="ce56" table:formula="of:=DEC2HEX(INDEX([.C10:.C112]);2)" office:value-type="string" office:string-value="FF" calcext:value-type="string">
            <text:p>FF</text:p>
          </table:table-cell>
          <table:table-cell table:style-name="ce56" table:formula="of:=DEC2HEX(INDEX([.D10:.D11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9" calcext:value-type="float">
            <text:p>9</text:p>
          </table:table-cell>
          <table:table-cell table:style-name="ce54" office:value-type="float" office:value="45" calcext:value-type="float">
            <text:p>4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11:.H11])" office:value-type="string" office:string-value="2DFF00" calcext:value-type="string">
            <text:p>2DFF00</text:p>
          </table:table-cell>
          <table:table-cell table:style-name="ce56" table:formula="of:=DEC2HEX(INDEX([.B11:.B113]);2)" office:value-type="string" office:string-value="2D" calcext:value-type="string">
            <text:p>2D</text:p>
          </table:table-cell>
          <table:table-cell table:style-name="ce56" table:formula="of:=DEC2HEX(INDEX([.C11:.C113]);2)" office:value-type="string" office:string-value="FF" calcext:value-type="string">
            <text:p>FF</text:p>
          </table:table-cell>
          <table:table-cell table:style-name="ce56" table:formula="of:=DEC2HEX(INDEX([.D11:.D11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50" calcext:value-type="float">
            <text:p>5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12:.H12])" office:value-type="string" office:string-value="32FF00" calcext:value-type="string">
            <text:p>32FF00</text:p>
          </table:table-cell>
          <table:table-cell table:style-name="ce56" table:formula="of:=DEC2HEX(INDEX([.B12:.B114]);2)" office:value-type="string" office:string-value="32" calcext:value-type="string">
            <text:p>32</text:p>
          </table:table-cell>
          <table:table-cell table:style-name="ce56" table:formula="of:=DEC2HEX(INDEX([.C12:.C114]);2)" office:value-type="string" office:string-value="FF" calcext:value-type="string">
            <text:p>FF</text:p>
          </table:table-cell>
          <table:table-cell table:style-name="ce56" table:formula="of:=DEC2HEX(INDEX([.D12:.D11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11" calcext:value-type="float">
            <text:p>11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13:.H13])" office:value-type="string" office:string-value="37FF00" calcext:value-type="string">
            <text:p>37FF00</text:p>
          </table:table-cell>
          <table:table-cell table:style-name="ce56" table:formula="of:=DEC2HEX(INDEX([.B13:.B115]);2)" office:value-type="string" office:string-value="37" calcext:value-type="string">
            <text:p>37</text:p>
          </table:table-cell>
          <table:table-cell table:style-name="ce56" table:formula="of:=DEC2HEX(INDEX([.C13:.C115]);2)" office:value-type="string" office:string-value="FF" calcext:value-type="string">
            <text:p>FF</text:p>
          </table:table-cell>
          <table:table-cell table:style-name="ce56" table:formula="of:=DEC2HEX(INDEX([.D13:.D11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12" calcext:value-type="float">
            <text:p>12</text:p>
          </table:table-cell>
          <table:table-cell table:style-name="ce54" office:value-type="float" office:value="60" calcext:value-type="float">
            <text:p>6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14:.H14])" office:value-type="string" office:string-value="3CFF00" calcext:value-type="string">
            <text:p>3CFF00</text:p>
          </table:table-cell>
          <table:table-cell table:style-name="ce56" table:formula="of:=DEC2HEX(INDEX([.B14:.B116]);2)" office:value-type="string" office:string-value="3C" calcext:value-type="string">
            <text:p>3C</text:p>
          </table:table-cell>
          <table:table-cell table:style-name="ce56" table:formula="of:=DEC2HEX(INDEX([.C14:.C116]);2)" office:value-type="string" office:string-value="FF" calcext:value-type="string">
            <text:p>FF</text:p>
          </table:table-cell>
          <table:table-cell table:style-name="ce56" table:formula="of:=DEC2HEX(INDEX([.D14:.D11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13" calcext:value-type="float">
            <text:p>13</text:p>
          </table:table-cell>
          <table:table-cell table:style-name="ce54" office:value-type="float" office:value="65" calcext:value-type="float">
            <text:p>6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15:.H15])" office:value-type="string" office:string-value="41FF00" calcext:value-type="string">
            <text:p>41FF00</text:p>
          </table:table-cell>
          <table:table-cell table:style-name="ce56" table:formula="of:=DEC2HEX(INDEX([.B15:.B117]);2)" office:value-type="string" office:string-value="41" calcext:value-type="string">
            <text:p>41</text:p>
          </table:table-cell>
          <table:table-cell table:style-name="ce56" table:formula="of:=DEC2HEX(INDEX([.C15:.C117]);2)" office:value-type="string" office:string-value="FF" calcext:value-type="string">
            <text:p>FF</text:p>
          </table:table-cell>
          <table:table-cell table:style-name="ce56" table:formula="of:=DEC2HEX(INDEX([.D15:.D11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14" calcext:value-type="float">
            <text:p>14</text:p>
          </table:table-cell>
          <table:table-cell table:style-name="ce54" office:value-type="float" office:value="70" calcext:value-type="float">
            <text:p>7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16:.H16])" office:value-type="string" office:string-value="46FF00" calcext:value-type="string">
            <text:p>46FF00</text:p>
          </table:table-cell>
          <table:table-cell table:style-name="ce56" table:formula="of:=DEC2HEX(INDEX([.B16:.B118]);2)" office:value-type="string" office:string-value="46" calcext:value-type="string">
            <text:p>46</text:p>
          </table:table-cell>
          <table:table-cell table:style-name="ce56" table:formula="of:=DEC2HEX(INDEX([.C16:.C118]);2)" office:value-type="string" office:string-value="FF" calcext:value-type="string">
            <text:p>FF</text:p>
          </table:table-cell>
          <table:table-cell table:style-name="ce56" table:formula="of:=DEC2HEX(INDEX([.D16:.D11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15" calcext:value-type="float">
            <text:p>15</text:p>
          </table:table-cell>
          <table:table-cell table:style-name="ce54" office:value-type="float" office:value="75" calcext:value-type="float">
            <text:p>7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17:.H17])" office:value-type="string" office:string-value="4BFF00" calcext:value-type="string">
            <text:p>4BFF00</text:p>
          </table:table-cell>
          <table:table-cell table:style-name="ce56" table:formula="of:=DEC2HEX(INDEX([.B17:.B119]);2)" office:value-type="string" office:string-value="4B" calcext:value-type="string">
            <text:p>4B</text:p>
          </table:table-cell>
          <table:table-cell table:style-name="ce56" table:formula="of:=DEC2HEX(INDEX([.C17:.C119]);2)" office:value-type="string" office:string-value="FF" calcext:value-type="string">
            <text:p>FF</text:p>
          </table:table-cell>
          <table:table-cell table:style-name="ce56" table:formula="of:=DEC2HEX(INDEX([.D17:.D11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16" calcext:value-type="float">
            <text:p>16</text:p>
          </table:table-cell>
          <table:table-cell table:style-name="ce54" office:value-type="float" office:value="80" calcext:value-type="float">
            <text:p>8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18:.H18])" office:value-type="string" office:string-value="50FF00" calcext:value-type="string">
            <text:p>50FF00</text:p>
          </table:table-cell>
          <table:table-cell table:style-name="ce56" table:formula="of:=DEC2HEX(INDEX([.B18:.B120]);2)" office:value-type="string" office:string-value="50" calcext:value-type="string">
            <text:p>50</text:p>
          </table:table-cell>
          <table:table-cell table:style-name="ce56" table:formula="of:=DEC2HEX(INDEX([.C18:.C120]);2)" office:value-type="string" office:string-value="FF" calcext:value-type="string">
            <text:p>FF</text:p>
          </table:table-cell>
          <table:table-cell table:style-name="ce56" table:formula="of:=DEC2HEX(INDEX([.D18:.D12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17" calcext:value-type="float">
            <text:p>17</text:p>
          </table:table-cell>
          <table:table-cell table:style-name="ce54" office:value-type="float" office:value="85" calcext:value-type="float">
            <text:p>8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19:.H19])" office:value-type="string" office:string-value="55FF00" calcext:value-type="string">
            <text:p>55FF00</text:p>
          </table:table-cell>
          <table:table-cell table:style-name="ce56" table:formula="of:=DEC2HEX(INDEX([.B19:.B121]);2)" office:value-type="string" office:string-value="55" calcext:value-type="string">
            <text:p>55</text:p>
          </table:table-cell>
          <table:table-cell table:style-name="ce56" table:formula="of:=DEC2HEX(INDEX([.C19:.C121]);2)" office:value-type="string" office:string-value="FF" calcext:value-type="string">
            <text:p>FF</text:p>
          </table:table-cell>
          <table:table-cell table:style-name="ce56" table:formula="of:=DEC2HEX(INDEX([.D19:.D12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18" calcext:value-type="float">
            <text:p>18</text:p>
          </table:table-cell>
          <table:table-cell table:style-name="ce54" office:value-type="float" office:value="90" calcext:value-type="float">
            <text:p>9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20:.H20])" office:value-type="string" office:string-value="5AFF00" calcext:value-type="string">
            <text:p>5AFF00</text:p>
          </table:table-cell>
          <table:table-cell table:style-name="ce56" table:formula="of:=DEC2HEX(INDEX([.B20:.B122]);2)" office:value-type="string" office:string-value="5A" calcext:value-type="string">
            <text:p>5A</text:p>
          </table:table-cell>
          <table:table-cell table:style-name="ce56" table:formula="of:=DEC2HEX(INDEX([.C20:.C122]);2)" office:value-type="string" office:string-value="FF" calcext:value-type="string">
            <text:p>FF</text:p>
          </table:table-cell>
          <table:table-cell table:style-name="ce56" table:formula="of:=DEC2HEX(INDEX([.D20:.D12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19" calcext:value-type="float">
            <text:p>19</text:p>
          </table:table-cell>
          <table:table-cell table:style-name="ce54" office:value-type="float" office:value="95" calcext:value-type="float">
            <text:p>9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21:.H21])" office:value-type="string" office:string-value="5FFF00" calcext:value-type="string">
            <text:p>5FFF00</text:p>
          </table:table-cell>
          <table:table-cell table:style-name="ce56" table:formula="of:=DEC2HEX(INDEX([.B21:.B123]);2)" office:value-type="string" office:string-value="5F" calcext:value-type="string">
            <text:p>5F</text:p>
          </table:table-cell>
          <table:table-cell table:style-name="ce56" table:formula="of:=DEC2HEX(INDEX([.C21:.C123]);2)" office:value-type="string" office:string-value="FF" calcext:value-type="string">
            <text:p>FF</text:p>
          </table:table-cell>
          <table:table-cell table:style-name="ce56" table:formula="of:=DEC2HEX(INDEX([.D21:.D12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22:.H22])" office:value-type="string" office:string-value="64FF00" calcext:value-type="string">
            <text:p>64FF00</text:p>
          </table:table-cell>
          <table:table-cell table:style-name="ce56" table:formula="of:=DEC2HEX(INDEX([.B22:.B124]);2)" office:value-type="string" office:string-value="64" calcext:value-type="string">
            <text:p>64</text:p>
          </table:table-cell>
          <table:table-cell table:style-name="ce56" table:formula="of:=DEC2HEX(INDEX([.C22:.C124]);2)" office:value-type="string" office:string-value="FF" calcext:value-type="string">
            <text:p>FF</text:p>
          </table:table-cell>
          <table:table-cell table:style-name="ce56" table:formula="of:=DEC2HEX(INDEX([.D22:.D12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21" calcext:value-type="float">
            <text:p>21</text:p>
          </table:table-cell>
          <table:table-cell table:style-name="ce54" office:value-type="float" office:value="105" calcext:value-type="float">
            <text:p>10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23:.H23])" office:value-type="string" office:string-value="69FF00" calcext:value-type="string">
            <text:p>69FF00</text:p>
          </table:table-cell>
          <table:table-cell table:style-name="ce56" table:formula="of:=DEC2HEX(INDEX([.B23:.B125]);2)" office:value-type="string" office:string-value="69" calcext:value-type="string">
            <text:p>69</text:p>
          </table:table-cell>
          <table:table-cell table:style-name="ce56" table:formula="of:=DEC2HEX(INDEX([.C23:.C125]);2)" office:value-type="string" office:string-value="FF" calcext:value-type="string">
            <text:p>FF</text:p>
          </table:table-cell>
          <table:table-cell table:style-name="ce56" table:formula="of:=DEC2HEX(INDEX([.D23:.D12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22" calcext:value-type="float">
            <text:p>22</text:p>
          </table:table-cell>
          <table:table-cell table:style-name="ce54" office:value-type="float" office:value="110" calcext:value-type="float">
            <text:p>11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24:.H24])" office:value-type="string" office:string-value="6EFF00" calcext:value-type="string">
            <text:p>6EFF00</text:p>
          </table:table-cell>
          <table:table-cell table:style-name="ce56" table:formula="of:=DEC2HEX(INDEX([.B24:.B126]);2)" office:value-type="string" office:string-value="6E" calcext:value-type="string">
            <text:p>6E</text:p>
          </table:table-cell>
          <table:table-cell table:style-name="ce56" table:formula="of:=DEC2HEX(INDEX([.C24:.C126]);2)" office:value-type="string" office:string-value="FF" calcext:value-type="string">
            <text:p>FF</text:p>
          </table:table-cell>
          <table:table-cell table:style-name="ce56" table:formula="of:=DEC2HEX(INDEX([.D24:.D12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23" calcext:value-type="float">
            <text:p>23</text:p>
          </table:table-cell>
          <table:table-cell table:style-name="ce54" office:value-type="float" office:value="115" calcext:value-type="float">
            <text:p>11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25:.H25])" office:value-type="string" office:string-value="73FF00" calcext:value-type="string">
            <text:p>73FF00</text:p>
          </table:table-cell>
          <table:table-cell table:style-name="ce56" table:formula="of:=DEC2HEX(INDEX([.B25:.B127]);2)" office:value-type="string" office:string-value="73" calcext:value-type="string">
            <text:p>73</text:p>
          </table:table-cell>
          <table:table-cell table:style-name="ce56" table:formula="of:=DEC2HEX(INDEX([.C25:.C127]);2)" office:value-type="string" office:string-value="FF" calcext:value-type="string">
            <text:p>FF</text:p>
          </table:table-cell>
          <table:table-cell table:style-name="ce56" table:formula="of:=DEC2HEX(INDEX([.D25:.D12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24" calcext:value-type="float">
            <text:p>24</text:p>
          </table:table-cell>
          <table:table-cell table:style-name="ce54" office:value-type="float" office:value="120" calcext:value-type="float">
            <text:p>12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26:.H26])" office:value-type="string" office:string-value="78FF00" calcext:value-type="string">
            <text:p>78FF00</text:p>
          </table:table-cell>
          <table:table-cell table:style-name="ce56" table:formula="of:=DEC2HEX(INDEX([.B26:.B128]);2)" office:value-type="string" office:string-value="78" calcext:value-type="string">
            <text:p>78</text:p>
          </table:table-cell>
          <table:table-cell table:style-name="ce56" table:formula="of:=DEC2HEX(INDEX([.C26:.C128]);2)" office:value-type="string" office:string-value="FF" calcext:value-type="string">
            <text:p>FF</text:p>
          </table:table-cell>
          <table:table-cell table:style-name="ce56" table:formula="of:=DEC2HEX(INDEX([.D26:.D12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25" calcext:value-type="float">
            <text:p>25</text:p>
          </table:table-cell>
          <table:table-cell table:style-name="ce54" office:value-type="float" office:value="125" calcext:value-type="float">
            <text:p>12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27:.H27])" office:value-type="string" office:string-value="7DFF00" calcext:value-type="string">
            <text:p>7DFF00</text:p>
          </table:table-cell>
          <table:table-cell table:style-name="ce56" table:formula="of:=DEC2HEX(INDEX([.B27:.B129]);2)" office:value-type="string" office:string-value="7D" calcext:value-type="string">
            <text:p>7D</text:p>
          </table:table-cell>
          <table:table-cell table:style-name="ce56" table:formula="of:=DEC2HEX(INDEX([.C27:.C129]);2)" office:value-type="string" office:string-value="FF" calcext:value-type="string">
            <text:p>FF</text:p>
          </table:table-cell>
          <table:table-cell table:style-name="ce56" table:formula="of:=DEC2HEX(INDEX([.D27:.D12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26" calcext:value-type="float">
            <text:p>26</text:p>
          </table:table-cell>
          <table:table-cell table:style-name="ce54" office:value-type="float" office:value="130" calcext:value-type="float">
            <text:p>13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28:.H28])" office:value-type="string" office:string-value="82FF00" calcext:value-type="string">
            <text:p>82FF00</text:p>
          </table:table-cell>
          <table:table-cell table:style-name="ce56" table:formula="of:=DEC2HEX(INDEX([.B28:.B130]);2)" office:value-type="string" office:string-value="82" calcext:value-type="string">
            <text:p>82</text:p>
          </table:table-cell>
          <table:table-cell table:style-name="ce56" table:formula="of:=DEC2HEX(INDEX([.C28:.C130]);2)" office:value-type="string" office:string-value="FF" calcext:value-type="string">
            <text:p>FF</text:p>
          </table:table-cell>
          <table:table-cell table:style-name="ce56" table:formula="of:=DEC2HEX(INDEX([.D28:.D13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27" calcext:value-type="float">
            <text:p>27</text:p>
          </table:table-cell>
          <table:table-cell table:style-name="ce54" office:value-type="float" office:value="135" calcext:value-type="float">
            <text:p>13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29:.H29])" office:value-type="string" office:string-value="87FF00" calcext:value-type="string">
            <text:p>87FF00</text:p>
          </table:table-cell>
          <table:table-cell table:style-name="ce56" table:formula="of:=DEC2HEX(INDEX([.B29:.B131]);2)" office:value-type="string" office:string-value="87" calcext:value-type="string">
            <text:p>87</text:p>
          </table:table-cell>
          <table:table-cell table:style-name="ce56" table:formula="of:=DEC2HEX(INDEX([.C29:.C131]);2)" office:value-type="string" office:string-value="FF" calcext:value-type="string">
            <text:p>FF</text:p>
          </table:table-cell>
          <table:table-cell table:style-name="ce56" table:formula="of:=DEC2HEX(INDEX([.D29:.D13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28" calcext:value-type="float">
            <text:p>28</text:p>
          </table:table-cell>
          <table:table-cell table:style-name="ce54" office:value-type="float" office:value="140" calcext:value-type="float">
            <text:p>14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30:.H30])" office:value-type="string" office:string-value="8CFF00" calcext:value-type="string">
            <text:p>8CFF00</text:p>
          </table:table-cell>
          <table:table-cell table:style-name="ce56" table:formula="of:=DEC2HEX(INDEX([.B30:.B132]);2)" office:value-type="string" office:string-value="8C" calcext:value-type="string">
            <text:p>8C</text:p>
          </table:table-cell>
          <table:table-cell table:style-name="ce56" table:formula="of:=DEC2HEX(INDEX([.C30:.C132]);2)" office:value-type="string" office:string-value="FF" calcext:value-type="string">
            <text:p>FF</text:p>
          </table:table-cell>
          <table:table-cell table:style-name="ce56" table:formula="of:=DEC2HEX(INDEX([.D30:.D13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29" calcext:value-type="float">
            <text:p>29</text:p>
          </table:table-cell>
          <table:table-cell table:style-name="ce54" office:value-type="float" office:value="145" calcext:value-type="float">
            <text:p>14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31:.H31])" office:value-type="string" office:string-value="91FF00" calcext:value-type="string">
            <text:p>91FF00</text:p>
          </table:table-cell>
          <table:table-cell table:style-name="ce56" table:formula="of:=DEC2HEX(INDEX([.B31:.B133]);2)" office:value-type="string" office:string-value="91" calcext:value-type="string">
            <text:p>91</text:p>
          </table:table-cell>
          <table:table-cell table:style-name="ce56" table:formula="of:=DEC2HEX(INDEX([.C31:.C133]);2)" office:value-type="string" office:string-value="FF" calcext:value-type="string">
            <text:p>FF</text:p>
          </table:table-cell>
          <table:table-cell table:style-name="ce56" table:formula="of:=DEC2HEX(INDEX([.D31:.D13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150" calcext:value-type="float">
            <text:p>15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32:.H32])" office:value-type="string" office:string-value="96FF00" calcext:value-type="string">
            <text:p>96FF00</text:p>
          </table:table-cell>
          <table:table-cell table:style-name="ce56" table:formula="of:=DEC2HEX(INDEX([.B32:.B134]);2)" office:value-type="string" office:string-value="96" calcext:value-type="string">
            <text:p>96</text:p>
          </table:table-cell>
          <table:table-cell table:style-name="ce56" table:formula="of:=DEC2HEX(INDEX([.C32:.C134]);2)" office:value-type="string" office:string-value="FF" calcext:value-type="string">
            <text:p>FF</text:p>
          </table:table-cell>
          <table:table-cell table:style-name="ce56" table:formula="of:=DEC2HEX(INDEX([.D32:.D13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31" calcext:value-type="float">
            <text:p>31</text:p>
          </table:table-cell>
          <table:table-cell table:style-name="ce54" office:value-type="float" office:value="155" calcext:value-type="float">
            <text:p>15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33:.H33])" office:value-type="string" office:string-value="9BFF00" calcext:value-type="string">
            <text:p>9BFF00</text:p>
          </table:table-cell>
          <table:table-cell table:style-name="ce56" table:formula="of:=DEC2HEX(INDEX([.B33:.B135]);2)" office:value-type="string" office:string-value="9B" calcext:value-type="string">
            <text:p>9B</text:p>
          </table:table-cell>
          <table:table-cell table:style-name="ce56" table:formula="of:=DEC2HEX(INDEX([.C33:.C135]);2)" office:value-type="string" office:string-value="FF" calcext:value-type="string">
            <text:p>FF</text:p>
          </table:table-cell>
          <table:table-cell table:style-name="ce56" table:formula="of:=DEC2HEX(INDEX([.D33:.D13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32" calcext:value-type="float">
            <text:p>32</text:p>
          </table:table-cell>
          <table:table-cell table:style-name="ce54" office:value-type="float" office:value="160" calcext:value-type="float">
            <text:p>16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34:.H34])" office:value-type="string" office:string-value="A0FF00" calcext:value-type="string">
            <text:p>A0FF00</text:p>
          </table:table-cell>
          <table:table-cell table:style-name="ce56" table:formula="of:=DEC2HEX(INDEX([.B34:.B136]);2)" office:value-type="string" office:string-value="A0" calcext:value-type="string">
            <text:p>A0</text:p>
          </table:table-cell>
          <table:table-cell table:style-name="ce56" table:formula="of:=DEC2HEX(INDEX([.C34:.C136]);2)" office:value-type="string" office:string-value="FF" calcext:value-type="string">
            <text:p>FF</text:p>
          </table:table-cell>
          <table:table-cell table:style-name="ce56" table:formula="of:=DEC2HEX(INDEX([.D34:.D13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33" calcext:value-type="float">
            <text:p>33</text:p>
          </table:table-cell>
          <table:table-cell table:style-name="ce54" office:value-type="float" office:value="165" calcext:value-type="float">
            <text:p>16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35:.H35])" office:value-type="string" office:string-value="A5FF00" calcext:value-type="string">
            <text:p>A5FF00</text:p>
          </table:table-cell>
          <table:table-cell table:style-name="ce56" table:formula="of:=DEC2HEX(INDEX([.B35:.B137]);2)" office:value-type="string" office:string-value="A5" calcext:value-type="string">
            <text:p>A5</text:p>
          </table:table-cell>
          <table:table-cell table:style-name="ce56" table:formula="of:=DEC2HEX(INDEX([.C35:.C137]);2)" office:value-type="string" office:string-value="FF" calcext:value-type="string">
            <text:p>FF</text:p>
          </table:table-cell>
          <table:table-cell table:style-name="ce56" table:formula="of:=DEC2HEX(INDEX([.D35:.D13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34" calcext:value-type="float">
            <text:p>34</text:p>
          </table:table-cell>
          <table:table-cell table:style-name="ce54" office:value-type="float" office:value="170" calcext:value-type="float">
            <text:p>17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36:.H36])" office:value-type="string" office:string-value="AAFF00" calcext:value-type="string">
            <text:p>AAFF00</text:p>
          </table:table-cell>
          <table:table-cell table:style-name="ce56" table:formula="of:=DEC2HEX(INDEX([.B36:.B138]);2)" office:value-type="string" office:string-value="AA" calcext:value-type="string">
            <text:p>AA</text:p>
          </table:table-cell>
          <table:table-cell table:style-name="ce56" table:formula="of:=DEC2HEX(INDEX([.C36:.C138]);2)" office:value-type="string" office:string-value="FF" calcext:value-type="string">
            <text:p>FF</text:p>
          </table:table-cell>
          <table:table-cell table:style-name="ce56" table:formula="of:=DEC2HEX(INDEX([.D36:.D13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35" calcext:value-type="float">
            <text:p>35</text:p>
          </table:table-cell>
          <table:table-cell table:style-name="ce54" office:value-type="float" office:value="175" calcext:value-type="float">
            <text:p>17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37:.H37])" office:value-type="string" office:string-value="AFFF00" calcext:value-type="string">
            <text:p>AFFF00</text:p>
          </table:table-cell>
          <table:table-cell table:style-name="ce56" table:formula="of:=DEC2HEX(INDEX([.B37:.B139]);2)" office:value-type="string" office:string-value="AF" calcext:value-type="string">
            <text:p>AF</text:p>
          </table:table-cell>
          <table:table-cell table:style-name="ce56" table:formula="of:=DEC2HEX(INDEX([.C37:.C139]);2)" office:value-type="string" office:string-value="FF" calcext:value-type="string">
            <text:p>FF</text:p>
          </table:table-cell>
          <table:table-cell table:style-name="ce56" table:formula="of:=DEC2HEX(INDEX([.D37:.D13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36" calcext:value-type="float">
            <text:p>36</text:p>
          </table:table-cell>
          <table:table-cell table:style-name="ce54" office:value-type="float" office:value="180" calcext:value-type="float">
            <text:p>18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38:.H38])" office:value-type="string" office:string-value="B4FF00" calcext:value-type="string">
            <text:p>B4FF00</text:p>
          </table:table-cell>
          <table:table-cell table:style-name="ce56" table:formula="of:=DEC2HEX(INDEX([.B38:.B140]);2)" office:value-type="string" office:string-value="B4" calcext:value-type="string">
            <text:p>B4</text:p>
          </table:table-cell>
          <table:table-cell table:style-name="ce56" table:formula="of:=DEC2HEX(INDEX([.C38:.C140]);2)" office:value-type="string" office:string-value="FF" calcext:value-type="string">
            <text:p>FF</text:p>
          </table:table-cell>
          <table:table-cell table:style-name="ce56" table:formula="of:=DEC2HEX(INDEX([.D38:.D14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37" calcext:value-type="float">
            <text:p>37</text:p>
          </table:table-cell>
          <table:table-cell table:style-name="ce54" office:value-type="float" office:value="185" calcext:value-type="float">
            <text:p>18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39:.H39])" office:value-type="string" office:string-value="B9FF00" calcext:value-type="string">
            <text:p>B9FF00</text:p>
          </table:table-cell>
          <table:table-cell table:style-name="ce56" table:formula="of:=DEC2HEX(INDEX([.B39:.B141]);2)" office:value-type="string" office:string-value="B9" calcext:value-type="string">
            <text:p>B9</text:p>
          </table:table-cell>
          <table:table-cell table:style-name="ce56" table:formula="of:=DEC2HEX(INDEX([.C39:.C141]);2)" office:value-type="string" office:string-value="FF" calcext:value-type="string">
            <text:p>FF</text:p>
          </table:table-cell>
          <table:table-cell table:style-name="ce56" table:formula="of:=DEC2HEX(INDEX([.D39:.D14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38" calcext:value-type="float">
            <text:p>38</text:p>
          </table:table-cell>
          <table:table-cell table:style-name="ce54" office:value-type="float" office:value="190" calcext:value-type="float">
            <text:p>19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40:.H40])" office:value-type="string" office:string-value="BEFF00" calcext:value-type="string">
            <text:p>BEFF00</text:p>
          </table:table-cell>
          <table:table-cell table:style-name="ce56" table:formula="of:=DEC2HEX(INDEX([.B40:.B142]);2)" office:value-type="string" office:string-value="BE" calcext:value-type="string">
            <text:p>BE</text:p>
          </table:table-cell>
          <table:table-cell table:style-name="ce56" table:formula="of:=DEC2HEX(INDEX([.C40:.C142]);2)" office:value-type="string" office:string-value="FF" calcext:value-type="string">
            <text:p>FF</text:p>
          </table:table-cell>
          <table:table-cell table:style-name="ce56" table:formula="of:=DEC2HEX(INDEX([.D40:.D14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39" calcext:value-type="float">
            <text:p>39</text:p>
          </table:table-cell>
          <table:table-cell table:style-name="ce54" office:value-type="float" office:value="195" calcext:value-type="float">
            <text:p>19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41:.H41])" office:value-type="string" office:string-value="C3FF00" calcext:value-type="string">
            <text:p>C3FF00</text:p>
          </table:table-cell>
          <table:table-cell table:style-name="ce56" table:formula="of:=DEC2HEX(INDEX([.B41:.B143]);2)" office:value-type="string" office:string-value="C3" calcext:value-type="string">
            <text:p>C3</text:p>
          </table:table-cell>
          <table:table-cell table:style-name="ce56" table:formula="of:=DEC2HEX(INDEX([.C41:.C143]);2)" office:value-type="string" office:string-value="FF" calcext:value-type="string">
            <text:p>FF</text:p>
          </table:table-cell>
          <table:table-cell table:style-name="ce56" table:formula="of:=DEC2HEX(INDEX([.D41:.D14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40" calcext:value-type="float">
            <text:p>40</text:p>
          </table:table-cell>
          <table:table-cell table:style-name="ce54" office:value-type="float" office:value="200" calcext:value-type="float">
            <text:p>20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42:.H42])" office:value-type="string" office:string-value="C8FF00" calcext:value-type="string">
            <text:p>C8FF00</text:p>
          </table:table-cell>
          <table:table-cell table:style-name="ce56" table:formula="of:=DEC2HEX(INDEX([.B42:.B144]);2)" office:value-type="string" office:string-value="C8" calcext:value-type="string">
            <text:p>C8</text:p>
          </table:table-cell>
          <table:table-cell table:style-name="ce56" table:formula="of:=DEC2HEX(INDEX([.C42:.C144]);2)" office:value-type="string" office:string-value="FF" calcext:value-type="string">
            <text:p>FF</text:p>
          </table:table-cell>
          <table:table-cell table:style-name="ce56" table:formula="of:=DEC2HEX(INDEX([.D42:.D14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41" calcext:value-type="float">
            <text:p>41</text:p>
          </table:table-cell>
          <table:table-cell table:style-name="ce54" office:value-type="float" office:value="205" calcext:value-type="float">
            <text:p>20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43:.H43])" office:value-type="string" office:string-value="CDFF00" calcext:value-type="string">
            <text:p>CDFF00</text:p>
          </table:table-cell>
          <table:table-cell table:style-name="ce56" table:formula="of:=DEC2HEX(INDEX([.B43:.B145]);2)" office:value-type="string" office:string-value="CD" calcext:value-type="string">
            <text:p>CD</text:p>
          </table:table-cell>
          <table:table-cell table:style-name="ce56" table:formula="of:=DEC2HEX(INDEX([.C43:.C145]);2)" office:value-type="string" office:string-value="FF" calcext:value-type="string">
            <text:p>FF</text:p>
          </table:table-cell>
          <table:table-cell table:style-name="ce56" table:formula="of:=DEC2HEX(INDEX([.D43:.D14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42" calcext:value-type="float">
            <text:p>42</text:p>
          </table:table-cell>
          <table:table-cell table:style-name="ce54" office:value-type="float" office:value="210" calcext:value-type="float">
            <text:p>21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44:.H44])" office:value-type="string" office:string-value="D2FF00" calcext:value-type="string">
            <text:p>D2FF00</text:p>
          </table:table-cell>
          <table:table-cell table:style-name="ce56" table:formula="of:=DEC2HEX(INDEX([.B44:.B146]);2)" office:value-type="string" office:string-value="D2" calcext:value-type="string">
            <text:p>D2</text:p>
          </table:table-cell>
          <table:table-cell table:style-name="ce56" table:formula="of:=DEC2HEX(INDEX([.C44:.C146]);2)" office:value-type="string" office:string-value="FF" calcext:value-type="string">
            <text:p>FF</text:p>
          </table:table-cell>
          <table:table-cell table:style-name="ce56" table:formula="of:=DEC2HEX(INDEX([.D44:.D14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43" calcext:value-type="float">
            <text:p>43</text:p>
          </table:table-cell>
          <table:table-cell table:style-name="ce54" office:value-type="float" office:value="215" calcext:value-type="float">
            <text:p>21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45:.H45])" office:value-type="string" office:string-value="D7FF00" calcext:value-type="string">
            <text:p>D7FF00</text:p>
          </table:table-cell>
          <table:table-cell table:style-name="ce56" table:formula="of:=DEC2HEX(INDEX([.B45:.B147]);2)" office:value-type="string" office:string-value="D7" calcext:value-type="string">
            <text:p>D7</text:p>
          </table:table-cell>
          <table:table-cell table:style-name="ce56" table:formula="of:=DEC2HEX(INDEX([.C45:.C147]);2)" office:value-type="string" office:string-value="FF" calcext:value-type="string">
            <text:p>FF</text:p>
          </table:table-cell>
          <table:table-cell table:style-name="ce56" table:formula="of:=DEC2HEX(INDEX([.D45:.D14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44" calcext:value-type="float">
            <text:p>44</text:p>
          </table:table-cell>
          <table:table-cell table:style-name="ce54" office:value-type="float" office:value="220" calcext:value-type="float">
            <text:p>22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46:.H46])" office:value-type="string" office:string-value="DCFF00" calcext:value-type="string">
            <text:p>DCFF00</text:p>
          </table:table-cell>
          <table:table-cell table:style-name="ce56" table:formula="of:=DEC2HEX(INDEX([.B46:.B148]);2)" office:value-type="string" office:string-value="DC" calcext:value-type="string">
            <text:p>DC</text:p>
          </table:table-cell>
          <table:table-cell table:style-name="ce56" table:formula="of:=DEC2HEX(INDEX([.C46:.C148]);2)" office:value-type="string" office:string-value="FF" calcext:value-type="string">
            <text:p>FF</text:p>
          </table:table-cell>
          <table:table-cell table:style-name="ce56" table:formula="of:=DEC2HEX(INDEX([.D46:.D14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45" calcext:value-type="float">
            <text:p>45</text:p>
          </table:table-cell>
          <table:table-cell table:style-name="ce54" office:value-type="float" office:value="225" calcext:value-type="float">
            <text:p>22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47:.H47])" office:value-type="string" office:string-value="E1FF00" calcext:value-type="string">
            <text:p>E1FF00</text:p>
          </table:table-cell>
          <table:table-cell table:style-name="ce56" table:formula="of:=DEC2HEX(INDEX([.B47:.B149]);2)" office:value-type="string" office:string-value="E1" calcext:value-type="string">
            <text:p>E1</text:p>
          </table:table-cell>
          <table:table-cell table:style-name="ce56" table:formula="of:=DEC2HEX(INDEX([.C47:.C149]);2)" office:value-type="string" office:string-value="FF" calcext:value-type="string">
            <text:p>FF</text:p>
          </table:table-cell>
          <table:table-cell table:style-name="ce56" table:formula="of:=DEC2HEX(INDEX([.D47:.D14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46" calcext:value-type="float">
            <text:p>46</text:p>
          </table:table-cell>
          <table:table-cell table:style-name="ce54" office:value-type="float" office:value="230" calcext:value-type="float">
            <text:p>23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48:.H48])" office:value-type="string" office:string-value="E6FF00" calcext:value-type="string">
            <text:p>E6FF00</text:p>
          </table:table-cell>
          <table:table-cell table:style-name="ce56" table:formula="of:=DEC2HEX(INDEX([.B48:.B150]);2)" office:value-type="string" office:string-value="E6" calcext:value-type="string">
            <text:p>E6</text:p>
          </table:table-cell>
          <table:table-cell table:style-name="ce56" table:formula="of:=DEC2HEX(INDEX([.C48:.C150]);2)" office:value-type="string" office:string-value="FF" calcext:value-type="string">
            <text:p>FF</text:p>
          </table:table-cell>
          <table:table-cell table:style-name="ce56" table:formula="of:=DEC2HEX(INDEX([.D48:.D15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47" calcext:value-type="float">
            <text:p>47</text:p>
          </table:table-cell>
          <table:table-cell table:style-name="ce54" office:value-type="float" office:value="235" calcext:value-type="float">
            <text:p>23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49:.H49])" office:value-type="string" office:string-value="EBFF00" calcext:value-type="string">
            <text:p>EBFF00</text:p>
          </table:table-cell>
          <table:table-cell table:style-name="ce56" table:formula="of:=DEC2HEX(INDEX([.B49:.B151]);2)" office:value-type="string" office:string-value="EB" calcext:value-type="string">
            <text:p>EB</text:p>
          </table:table-cell>
          <table:table-cell table:style-name="ce56" table:formula="of:=DEC2HEX(INDEX([.C49:.C151]);2)" office:value-type="string" office:string-value="FF" calcext:value-type="string">
            <text:p>FF</text:p>
          </table:table-cell>
          <table:table-cell table:style-name="ce56" table:formula="of:=DEC2HEX(INDEX([.D49:.D15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48" calcext:value-type="float">
            <text:p>48</text:p>
          </table:table-cell>
          <table:table-cell table:style-name="ce54" office:value-type="float" office:value="240" calcext:value-type="float">
            <text:p>24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50:.H50])" office:value-type="string" office:string-value="F0FF00" calcext:value-type="string">
            <text:p>F0FF00</text:p>
          </table:table-cell>
          <table:table-cell table:style-name="ce56" table:formula="of:=DEC2HEX(INDEX([.B50:.B152]);2)" office:value-type="string" office:string-value="F0" calcext:value-type="string">
            <text:p>F0</text:p>
          </table:table-cell>
          <table:table-cell table:style-name="ce56" table:formula="of:=DEC2HEX(INDEX([.C50:.C152]);2)" office:value-type="string" office:string-value="FF" calcext:value-type="string">
            <text:p>FF</text:p>
          </table:table-cell>
          <table:table-cell table:style-name="ce56" table:formula="of:=DEC2HEX(INDEX([.D50:.D15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49" calcext:value-type="float">
            <text:p>49</text:p>
          </table:table-cell>
          <table:table-cell table:style-name="ce54" office:value-type="float" office:value="245" calcext:value-type="float">
            <text:p>24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51:.H51])" office:value-type="string" office:string-value="F5FF00" calcext:value-type="string">
            <text:p>F5FF00</text:p>
          </table:table-cell>
          <table:table-cell table:style-name="ce56" table:formula="of:=DEC2HEX(INDEX([.B51:.B153]);2)" office:value-type="string" office:string-value="F5" calcext:value-type="string">
            <text:p>F5</text:p>
          </table:table-cell>
          <table:table-cell table:style-name="ce56" table:formula="of:=DEC2HEX(INDEX([.C51:.C153]);2)" office:value-type="string" office:string-value="FF" calcext:value-type="string">
            <text:p>FF</text:p>
          </table:table-cell>
          <table:table-cell table:style-name="ce56" table:formula="of:=DEC2HEX(INDEX([.D51:.D15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50" calcext:value-type="float">
            <text:p>50</text:p>
          </table:table-cell>
          <table:table-cell table:style-name="ce54" office:value-type="float" office:value="250" calcext:value-type="float">
            <text:p>25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52:.H52])" office:value-type="string" office:string-value="FAFF00" calcext:value-type="string">
            <text:p>FAFF00</text:p>
          </table:table-cell>
          <table:table-cell table:style-name="ce56" table:formula="of:=DEC2HEX(INDEX([.B52:.B154]);2)" office:value-type="string" office:string-value="FA" calcext:value-type="string">
            <text:p>FA</text:p>
          </table:table-cell>
          <table:table-cell table:style-name="ce56" table:formula="of:=DEC2HEX(INDEX([.C52:.C154]);2)" office:value-type="string" office:string-value="FF" calcext:value-type="string">
            <text:p>FF</text:p>
          </table:table-cell>
          <table:table-cell table:style-name="ce56" table:formula="of:=DEC2HEX(INDEX([.D52:.D15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51" calcext:value-type="float">
            <text:p>51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61" table:formula="of:=COM.MICROSOFT.CONCAT([.F53:.H53])" office:value-type="string" office:string-value="FFFF00" calcext:value-type="string">
            <text:p>FFFF00</text:p>
          </table:table-cell>
          <table:table-cell table:style-name="ce56" table:formula="of:=DEC2HEX(INDEX([.B53:.B155]);2)" office:value-type="string" office:string-value="FF" calcext:value-type="string">
            <text:p>FF</text:p>
          </table:table-cell>
          <table:table-cell table:style-name="ce56" table:formula="of:=DEC2HEX(INDEX([.C53:.C155]);2)" office:value-type="string" office:string-value="FF" calcext:value-type="string">
            <text:p>FF</text:p>
          </table:table-cell>
          <table:table-cell table:style-name="ce56" table:formula="of:=DEC2HEX(INDEX([.D53:.D15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52" calcext:value-type="float">
            <text:p>52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250" calcext:value-type="float">
            <text:p>25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54:.H54])" office:value-type="string" office:string-value="FFFA00" calcext:value-type="string">
            <text:p>FFFA00</text:p>
          </table:table-cell>
          <table:table-cell table:style-name="ce56" table:formula="of:=DEC2HEX(INDEX([.B54:.B156]);2)" office:value-type="string" office:string-value="FF" calcext:value-type="string">
            <text:p>FF</text:p>
          </table:table-cell>
          <table:table-cell table:style-name="ce56" table:formula="of:=DEC2HEX(INDEX([.C54:.C156]);2)" office:value-type="string" office:string-value="FA" calcext:value-type="string">
            <text:p>FA</text:p>
          </table:table-cell>
          <table:table-cell table:style-name="ce56" table:formula="of:=DEC2HEX(INDEX([.D54:.D15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53" calcext:value-type="float">
            <text:p>53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245" calcext:value-type="float">
            <text:p>24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55:.H55])" office:value-type="string" office:string-value="FFF500" calcext:value-type="string">
            <text:p>FFF500</text:p>
          </table:table-cell>
          <table:table-cell table:style-name="ce56" table:formula="of:=DEC2HEX(INDEX([.B55:.B157]);2)" office:value-type="string" office:string-value="FF" calcext:value-type="string">
            <text:p>FF</text:p>
          </table:table-cell>
          <table:table-cell table:style-name="ce56" table:formula="of:=DEC2HEX(INDEX([.C55:.C157]);2)" office:value-type="string" office:string-value="F5" calcext:value-type="string">
            <text:p>F5</text:p>
          </table:table-cell>
          <table:table-cell table:style-name="ce56" table:formula="of:=DEC2HEX(INDEX([.D55:.D15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54" calcext:value-type="float">
            <text:p>54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240" calcext:value-type="float">
            <text:p>24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56:.H56])" office:value-type="string" office:string-value="FFF000" calcext:value-type="string">
            <text:p>FFF000</text:p>
          </table:table-cell>
          <table:table-cell table:style-name="ce56" table:formula="of:=DEC2HEX(INDEX([.B56:.B158]);2)" office:value-type="string" office:string-value="FF" calcext:value-type="string">
            <text:p>FF</text:p>
          </table:table-cell>
          <table:table-cell table:style-name="ce56" table:formula="of:=DEC2HEX(INDEX([.C56:.C158]);2)" office:value-type="string" office:string-value="F0" calcext:value-type="string">
            <text:p>F0</text:p>
          </table:table-cell>
          <table:table-cell table:style-name="ce56" table:formula="of:=DEC2HEX(INDEX([.D56:.D15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55" calcext:value-type="float">
            <text:p>55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235" calcext:value-type="float">
            <text:p>23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57:.H57])" office:value-type="string" office:string-value="FFEB00" calcext:value-type="string">
            <text:p>FFEB00</text:p>
          </table:table-cell>
          <table:table-cell table:style-name="ce56" table:formula="of:=DEC2HEX(INDEX([.B57:.B159]);2)" office:value-type="string" office:string-value="FF" calcext:value-type="string">
            <text:p>FF</text:p>
          </table:table-cell>
          <table:table-cell table:style-name="ce56" table:formula="of:=DEC2HEX(INDEX([.C57:.C159]);2)" office:value-type="string" office:string-value="EB" calcext:value-type="string">
            <text:p>EB</text:p>
          </table:table-cell>
          <table:table-cell table:style-name="ce56" table:formula="of:=DEC2HEX(INDEX([.D57:.D15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56" calcext:value-type="float">
            <text:p>56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230" calcext:value-type="float">
            <text:p>23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58:.H58])" office:value-type="string" office:string-value="FFE600" calcext:value-type="string">
            <text:p>FFE600</text:p>
          </table:table-cell>
          <table:table-cell table:style-name="ce56" table:formula="of:=DEC2HEX(INDEX([.B58:.B160]);2)" office:value-type="string" office:string-value="FF" calcext:value-type="string">
            <text:p>FF</text:p>
          </table:table-cell>
          <table:table-cell table:style-name="ce56" table:formula="of:=DEC2HEX(INDEX([.C58:.C160]);2)" office:value-type="string" office:string-value="E6" calcext:value-type="string">
            <text:p>E6</text:p>
          </table:table-cell>
          <table:table-cell table:style-name="ce56" table:formula="of:=DEC2HEX(INDEX([.D58:.D16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57" calcext:value-type="float">
            <text:p>57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225" calcext:value-type="float">
            <text:p>22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59:.H59])" office:value-type="string" office:string-value="FFE100" calcext:value-type="string">
            <text:p>FFE100</text:p>
          </table:table-cell>
          <table:table-cell table:style-name="ce56" table:formula="of:=DEC2HEX(INDEX([.B59:.B161]);2)" office:value-type="string" office:string-value="FF" calcext:value-type="string">
            <text:p>FF</text:p>
          </table:table-cell>
          <table:table-cell table:style-name="ce56" table:formula="of:=DEC2HEX(INDEX([.C59:.C161]);2)" office:value-type="string" office:string-value="E1" calcext:value-type="string">
            <text:p>E1</text:p>
          </table:table-cell>
          <table:table-cell table:style-name="ce56" table:formula="of:=DEC2HEX(INDEX([.D59:.D16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58" calcext:value-type="float">
            <text:p>58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220" calcext:value-type="float">
            <text:p>22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60:.H60])" office:value-type="string" office:string-value="FFDC00" calcext:value-type="string">
            <text:p>FFDC00</text:p>
          </table:table-cell>
          <table:table-cell table:style-name="ce56" table:formula="of:=DEC2HEX(INDEX([.B60:.B162]);2)" office:value-type="string" office:string-value="FF" calcext:value-type="string">
            <text:p>FF</text:p>
          </table:table-cell>
          <table:table-cell table:style-name="ce56" table:formula="of:=DEC2HEX(INDEX([.C60:.C162]);2)" office:value-type="string" office:string-value="DC" calcext:value-type="string">
            <text:p>DC</text:p>
          </table:table-cell>
          <table:table-cell table:style-name="ce56" table:formula="of:=DEC2HEX(INDEX([.D60:.D16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59" calcext:value-type="float">
            <text:p>59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61:.H61])" office:value-type="string" office:string-value="FFD700" calcext:value-type="string">
            <text:p>FFD700</text:p>
          </table:table-cell>
          <table:table-cell table:style-name="ce56" table:formula="of:=DEC2HEX(INDEX([.B61:.B163]);2)" office:value-type="string" office:string-value="FF" calcext:value-type="string">
            <text:p>FF</text:p>
          </table:table-cell>
          <table:table-cell table:style-name="ce56" table:formula="of:=DEC2HEX(INDEX([.C61:.C163]);2)" office:value-type="string" office:string-value="D7" calcext:value-type="string">
            <text:p>D7</text:p>
          </table:table-cell>
          <table:table-cell table:style-name="ce56" table:formula="of:=DEC2HEX(INDEX([.D61:.D16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60" calcext:value-type="float">
            <text:p>60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210" calcext:value-type="float">
            <text:p>21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62:.H62])" office:value-type="string" office:string-value="FFD200" calcext:value-type="string">
            <text:p>FFD200</text:p>
          </table:table-cell>
          <table:table-cell table:style-name="ce56" table:formula="of:=DEC2HEX(INDEX([.B62:.B164]);2)" office:value-type="string" office:string-value="FF" calcext:value-type="string">
            <text:p>FF</text:p>
          </table:table-cell>
          <table:table-cell table:style-name="ce56" table:formula="of:=DEC2HEX(INDEX([.C62:.C164]);2)" office:value-type="string" office:string-value="D2" calcext:value-type="string">
            <text:p>D2</text:p>
          </table:table-cell>
          <table:table-cell table:style-name="ce56" table:formula="of:=DEC2HEX(INDEX([.D62:.D16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61" calcext:value-type="float">
            <text:p>61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205" calcext:value-type="float">
            <text:p>20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63:.H63])" office:value-type="string" office:string-value="FFCD00" calcext:value-type="string">
            <text:p>FFCD00</text:p>
          </table:table-cell>
          <table:table-cell table:style-name="ce56" table:formula="of:=DEC2HEX(INDEX([.B63:.B165]);2)" office:value-type="string" office:string-value="FF" calcext:value-type="string">
            <text:p>FF</text:p>
          </table:table-cell>
          <table:table-cell table:style-name="ce56" table:formula="of:=DEC2HEX(INDEX([.C63:.C165]);2)" office:value-type="string" office:string-value="CD" calcext:value-type="string">
            <text:p>CD</text:p>
          </table:table-cell>
          <table:table-cell table:style-name="ce56" table:formula="of:=DEC2HEX(INDEX([.D63:.D16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62" calcext:value-type="float">
            <text:p>62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64:.H64])" office:value-type="string" office:string-value="FFC800" calcext:value-type="string">
            <text:p>FFC800</text:p>
          </table:table-cell>
          <table:table-cell table:style-name="ce56" table:formula="of:=DEC2HEX(INDEX([.B64:.B166]);2)" office:value-type="string" office:string-value="FF" calcext:value-type="string">
            <text:p>FF</text:p>
          </table:table-cell>
          <table:table-cell table:style-name="ce56" table:formula="of:=DEC2HEX(INDEX([.C64:.C166]);2)" office:value-type="string" office:string-value="C8" calcext:value-type="string">
            <text:p>C8</text:p>
          </table:table-cell>
          <table:table-cell table:style-name="ce56" table:formula="of:=DEC2HEX(INDEX([.D64:.D16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63" calcext:value-type="float">
            <text:p>63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95" calcext:value-type="float">
            <text:p>19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65:.H65])" office:value-type="string" office:string-value="FFC300" calcext:value-type="string">
            <text:p>FFC300</text:p>
          </table:table-cell>
          <table:table-cell table:style-name="ce56" table:formula="of:=DEC2HEX(INDEX([.B65:.B167]);2)" office:value-type="string" office:string-value="FF" calcext:value-type="string">
            <text:p>FF</text:p>
          </table:table-cell>
          <table:table-cell table:style-name="ce56" table:formula="of:=DEC2HEX(INDEX([.C65:.C167]);2)" office:value-type="string" office:string-value="C3" calcext:value-type="string">
            <text:p>C3</text:p>
          </table:table-cell>
          <table:table-cell table:style-name="ce56" table:formula="of:=DEC2HEX(INDEX([.D65:.D16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64" calcext:value-type="float">
            <text:p>64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90" calcext:value-type="float">
            <text:p>19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66:.H66])" office:value-type="string" office:string-value="FFBE00" calcext:value-type="string">
            <text:p>FFBE00</text:p>
          </table:table-cell>
          <table:table-cell table:style-name="ce56" table:formula="of:=DEC2HEX(INDEX([.B66:.B168]);2)" office:value-type="string" office:string-value="FF" calcext:value-type="string">
            <text:p>FF</text:p>
          </table:table-cell>
          <table:table-cell table:style-name="ce56" table:formula="of:=DEC2HEX(INDEX([.C66:.C168]);2)" office:value-type="string" office:string-value="BE" calcext:value-type="string">
            <text:p>BE</text:p>
          </table:table-cell>
          <table:table-cell table:style-name="ce56" table:formula="of:=DEC2HEX(INDEX([.D66:.D16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65" calcext:value-type="float">
            <text:p>65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85" calcext:value-type="float">
            <text:p>18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67:.H67])" office:value-type="string" office:string-value="FFB900" calcext:value-type="string">
            <text:p>FFB900</text:p>
          </table:table-cell>
          <table:table-cell table:style-name="ce56" table:formula="of:=DEC2HEX(INDEX([.B67:.B169]);2)" office:value-type="string" office:string-value="FF" calcext:value-type="string">
            <text:p>FF</text:p>
          </table:table-cell>
          <table:table-cell table:style-name="ce56" table:formula="of:=DEC2HEX(INDEX([.C67:.C169]);2)" office:value-type="string" office:string-value="B9" calcext:value-type="string">
            <text:p>B9</text:p>
          </table:table-cell>
          <table:table-cell table:style-name="ce56" table:formula="of:=DEC2HEX(INDEX([.D67:.D16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66" calcext:value-type="float">
            <text:p>66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80" calcext:value-type="float">
            <text:p>18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68:.H68])" office:value-type="string" office:string-value="FFB400" calcext:value-type="string">
            <text:p>FFB400</text:p>
          </table:table-cell>
          <table:table-cell table:style-name="ce56" table:formula="of:=DEC2HEX(INDEX([.B68:.B170]);2)" office:value-type="string" office:string-value="FF" calcext:value-type="string">
            <text:p>FF</text:p>
          </table:table-cell>
          <table:table-cell table:style-name="ce56" table:formula="of:=DEC2HEX(INDEX([.C68:.C170]);2)" office:value-type="string" office:string-value="B4" calcext:value-type="string">
            <text:p>B4</text:p>
          </table:table-cell>
          <table:table-cell table:style-name="ce56" table:formula="of:=DEC2HEX(INDEX([.D68:.D17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67" calcext:value-type="float">
            <text:p>67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75" calcext:value-type="float">
            <text:p>17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69:.H69])" office:value-type="string" office:string-value="FFAF00" calcext:value-type="string">
            <text:p>FFAF00</text:p>
          </table:table-cell>
          <table:table-cell table:style-name="ce56" table:formula="of:=DEC2HEX(INDEX([.B69:.B171]);2)" office:value-type="string" office:string-value="FF" calcext:value-type="string">
            <text:p>FF</text:p>
          </table:table-cell>
          <table:table-cell table:style-name="ce56" table:formula="of:=DEC2HEX(INDEX([.C69:.C171]);2)" office:value-type="string" office:string-value="AF" calcext:value-type="string">
            <text:p>AF</text:p>
          </table:table-cell>
          <table:table-cell table:style-name="ce56" table:formula="of:=DEC2HEX(INDEX([.D69:.D17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68" calcext:value-type="float">
            <text:p>68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70" calcext:value-type="float">
            <text:p>17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70:.H70])" office:value-type="string" office:string-value="FFAA00" calcext:value-type="string">
            <text:p>FFAA00</text:p>
          </table:table-cell>
          <table:table-cell table:style-name="ce56" table:formula="of:=DEC2HEX(INDEX([.B70:.B172]);2)" office:value-type="string" office:string-value="FF" calcext:value-type="string">
            <text:p>FF</text:p>
          </table:table-cell>
          <table:table-cell table:style-name="ce56" table:formula="of:=DEC2HEX(INDEX([.C70:.C172]);2)" office:value-type="string" office:string-value="AA" calcext:value-type="string">
            <text:p>AA</text:p>
          </table:table-cell>
          <table:table-cell table:style-name="ce56" table:formula="of:=DEC2HEX(INDEX([.D70:.D17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69" calcext:value-type="float">
            <text:p>69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65" calcext:value-type="float">
            <text:p>16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71:.H71])" office:value-type="string" office:string-value="FFA500" calcext:value-type="string">
            <text:p>FFA500</text:p>
          </table:table-cell>
          <table:table-cell table:style-name="ce56" table:formula="of:=DEC2HEX(INDEX([.B71:.B173]);2)" office:value-type="string" office:string-value="FF" calcext:value-type="string">
            <text:p>FF</text:p>
          </table:table-cell>
          <table:table-cell table:style-name="ce56" table:formula="of:=DEC2HEX(INDEX([.C71:.C173]);2)" office:value-type="string" office:string-value="A5" calcext:value-type="string">
            <text:p>A5</text:p>
          </table:table-cell>
          <table:table-cell table:style-name="ce56" table:formula="of:=DEC2HEX(INDEX([.D71:.D17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70" calcext:value-type="float">
            <text:p>70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60" calcext:value-type="float">
            <text:p>16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72:.H72])" office:value-type="string" office:string-value="FFA000" calcext:value-type="string">
            <text:p>FFA000</text:p>
          </table:table-cell>
          <table:table-cell table:style-name="ce56" table:formula="of:=DEC2HEX(INDEX([.B72:.B174]);2)" office:value-type="string" office:string-value="FF" calcext:value-type="string">
            <text:p>FF</text:p>
          </table:table-cell>
          <table:table-cell table:style-name="ce56" table:formula="of:=DEC2HEX(INDEX([.C72:.C174]);2)" office:value-type="string" office:string-value="A0" calcext:value-type="string">
            <text:p>A0</text:p>
          </table:table-cell>
          <table:table-cell table:style-name="ce56" table:formula="of:=DEC2HEX(INDEX([.D72:.D17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71" calcext:value-type="float">
            <text:p>71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55" calcext:value-type="float">
            <text:p>1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73:.H73])" office:value-type="string" office:string-value="FF9B00" calcext:value-type="string">
            <text:p>FF9B00</text:p>
          </table:table-cell>
          <table:table-cell table:style-name="ce56" table:formula="of:=DEC2HEX(INDEX([.B73:.B175]);2)" office:value-type="string" office:string-value="FF" calcext:value-type="string">
            <text:p>FF</text:p>
          </table:table-cell>
          <table:table-cell table:style-name="ce56" table:formula="of:=DEC2HEX(INDEX([.C73:.C175]);2)" office:value-type="string" office:string-value="9B" calcext:value-type="string">
            <text:p>9B</text:p>
          </table:table-cell>
          <table:table-cell table:style-name="ce56" table:formula="of:=DEC2HEX(INDEX([.D73:.D17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72" calcext:value-type="float">
            <text:p>72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74:.H74])" office:value-type="string" office:string-value="FF9600" calcext:value-type="string">
            <text:p>FF9600</text:p>
          </table:table-cell>
          <table:table-cell table:style-name="ce56" table:formula="of:=DEC2HEX(INDEX([.B74:.B176]);2)" office:value-type="string" office:string-value="FF" calcext:value-type="string">
            <text:p>FF</text:p>
          </table:table-cell>
          <table:table-cell table:style-name="ce56" table:formula="of:=DEC2HEX(INDEX([.C74:.C176]);2)" office:value-type="string" office:string-value="96" calcext:value-type="string">
            <text:p>96</text:p>
          </table:table-cell>
          <table:table-cell table:style-name="ce56" table:formula="of:=DEC2HEX(INDEX([.D74:.D17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73" calcext:value-type="float">
            <text:p>73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45" calcext:value-type="float">
            <text:p>14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75:.H75])" office:value-type="string" office:string-value="FF9100" calcext:value-type="string">
            <text:p>FF9100</text:p>
          </table:table-cell>
          <table:table-cell table:style-name="ce56" table:formula="of:=DEC2HEX(INDEX([.B75:.B177]);2)" office:value-type="string" office:string-value="FF" calcext:value-type="string">
            <text:p>FF</text:p>
          </table:table-cell>
          <table:table-cell table:style-name="ce56" table:formula="of:=DEC2HEX(INDEX([.C75:.C177]);2)" office:value-type="string" office:string-value="91" calcext:value-type="string">
            <text:p>91</text:p>
          </table:table-cell>
          <table:table-cell table:style-name="ce56" table:formula="of:=DEC2HEX(INDEX([.D75:.D17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74" calcext:value-type="float">
            <text:p>74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40" calcext:value-type="float">
            <text:p>14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76:.H76])" office:value-type="string" office:string-value="FF8C00" calcext:value-type="string">
            <text:p>FF8C00</text:p>
          </table:table-cell>
          <table:table-cell table:style-name="ce56" table:formula="of:=DEC2HEX(INDEX([.B76:.B178]);2)" office:value-type="string" office:string-value="FF" calcext:value-type="string">
            <text:p>FF</text:p>
          </table:table-cell>
          <table:table-cell table:style-name="ce56" table:formula="of:=DEC2HEX(INDEX([.C76:.C178]);2)" office:value-type="string" office:string-value="8C" calcext:value-type="string">
            <text:p>8C</text:p>
          </table:table-cell>
          <table:table-cell table:style-name="ce56" table:formula="of:=DEC2HEX(INDEX([.D76:.D17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75" calcext:value-type="float">
            <text:p>75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35" calcext:value-type="float">
            <text:p>13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77:.H77])" office:value-type="string" office:string-value="FF8700" calcext:value-type="string">
            <text:p>FF8700</text:p>
          </table:table-cell>
          <table:table-cell table:style-name="ce56" table:formula="of:=DEC2HEX(INDEX([.B77:.B179]);2)" office:value-type="string" office:string-value="FF" calcext:value-type="string">
            <text:p>FF</text:p>
          </table:table-cell>
          <table:table-cell table:style-name="ce56" table:formula="of:=DEC2HEX(INDEX([.C77:.C179]);2)" office:value-type="string" office:string-value="87" calcext:value-type="string">
            <text:p>87</text:p>
          </table:table-cell>
          <table:table-cell table:style-name="ce56" table:formula="of:=DEC2HEX(INDEX([.D77:.D17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76" calcext:value-type="float">
            <text:p>76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78:.H78])" office:value-type="string" office:string-value="FF8200" calcext:value-type="string">
            <text:p>FF8200</text:p>
          </table:table-cell>
          <table:table-cell table:style-name="ce56" table:formula="of:=DEC2HEX(INDEX([.B78:.B180]);2)" office:value-type="string" office:string-value="FF" calcext:value-type="string">
            <text:p>FF</text:p>
          </table:table-cell>
          <table:table-cell table:style-name="ce56" table:formula="of:=DEC2HEX(INDEX([.C78:.C180]);2)" office:value-type="string" office:string-value="82" calcext:value-type="string">
            <text:p>82</text:p>
          </table:table-cell>
          <table:table-cell table:style-name="ce56" table:formula="of:=DEC2HEX(INDEX([.D78:.D18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77" calcext:value-type="float">
            <text:p>77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25" calcext:value-type="float">
            <text:p>12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79:.H79])" office:value-type="string" office:string-value="FF7D00" calcext:value-type="string">
            <text:p>FF7D00</text:p>
          </table:table-cell>
          <table:table-cell table:style-name="ce56" table:formula="of:=DEC2HEX(INDEX([.B79:.B181]);2)" office:value-type="string" office:string-value="FF" calcext:value-type="string">
            <text:p>FF</text:p>
          </table:table-cell>
          <table:table-cell table:style-name="ce56" table:formula="of:=DEC2HEX(INDEX([.C79:.C181]);2)" office:value-type="string" office:string-value="7D" calcext:value-type="string">
            <text:p>7D</text:p>
          </table:table-cell>
          <table:table-cell table:style-name="ce56" table:formula="of:=DEC2HEX(INDEX([.D79:.D18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78" calcext:value-type="float">
            <text:p>78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80:.H80])" office:value-type="string" office:string-value="FF7800" calcext:value-type="string">
            <text:p>FF7800</text:p>
          </table:table-cell>
          <table:table-cell table:style-name="ce56" table:formula="of:=DEC2HEX(INDEX([.B80:.B182]);2)" office:value-type="string" office:string-value="FF" calcext:value-type="string">
            <text:p>FF</text:p>
          </table:table-cell>
          <table:table-cell table:style-name="ce56" table:formula="of:=DEC2HEX(INDEX([.C80:.C182]);2)" office:value-type="string" office:string-value="78" calcext:value-type="string">
            <text:p>78</text:p>
          </table:table-cell>
          <table:table-cell table:style-name="ce56" table:formula="of:=DEC2HEX(INDEX([.D80:.D18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79" calcext:value-type="float">
            <text:p>79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15" calcext:value-type="float">
            <text:p>11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81:.H81])" office:value-type="string" office:string-value="FF7300" calcext:value-type="string">
            <text:p>FF7300</text:p>
          </table:table-cell>
          <table:table-cell table:style-name="ce56" table:formula="of:=DEC2HEX(INDEX([.B81:.B183]);2)" office:value-type="string" office:string-value="FF" calcext:value-type="string">
            <text:p>FF</text:p>
          </table:table-cell>
          <table:table-cell table:style-name="ce56" table:formula="of:=DEC2HEX(INDEX([.C81:.C183]);2)" office:value-type="string" office:string-value="73" calcext:value-type="string">
            <text:p>73</text:p>
          </table:table-cell>
          <table:table-cell table:style-name="ce56" table:formula="of:=DEC2HEX(INDEX([.D81:.D18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80" calcext:value-type="float">
            <text:p>80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82:.H82])" office:value-type="string" office:string-value="FF6E00" calcext:value-type="string">
            <text:p>FF6E00</text:p>
          </table:table-cell>
          <table:table-cell table:style-name="ce56" table:formula="of:=DEC2HEX(INDEX([.B82:.B184]);2)" office:value-type="string" office:string-value="FF" calcext:value-type="string">
            <text:p>FF</text:p>
          </table:table-cell>
          <table:table-cell table:style-name="ce56" table:formula="of:=DEC2HEX(INDEX([.C82:.C184]);2)" office:value-type="string" office:string-value="6E" calcext:value-type="string">
            <text:p>6E</text:p>
          </table:table-cell>
          <table:table-cell table:style-name="ce56" table:formula="of:=DEC2HEX(INDEX([.D82:.D18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81" calcext:value-type="float">
            <text:p>81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05" calcext:value-type="float">
            <text:p>10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83:.H83])" office:value-type="string" office:string-value="FF6900" calcext:value-type="string">
            <text:p>FF6900</text:p>
          </table:table-cell>
          <table:table-cell table:style-name="ce56" table:formula="of:=DEC2HEX(INDEX([.B83:.B185]);2)" office:value-type="string" office:string-value="FF" calcext:value-type="string">
            <text:p>FF</text:p>
          </table:table-cell>
          <table:table-cell table:style-name="ce56" table:formula="of:=DEC2HEX(INDEX([.C83:.C185]);2)" office:value-type="string" office:string-value="69" calcext:value-type="string">
            <text:p>69</text:p>
          </table:table-cell>
          <table:table-cell table:style-name="ce56" table:formula="of:=DEC2HEX(INDEX([.D83:.D18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82" calcext:value-type="float">
            <text:p>82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84:.H84])" office:value-type="string" office:string-value="FF6400" calcext:value-type="string">
            <text:p>FF6400</text:p>
          </table:table-cell>
          <table:table-cell table:style-name="ce56" table:formula="of:=DEC2HEX(INDEX([.B84:.B186]);2)" office:value-type="string" office:string-value="FF" calcext:value-type="string">
            <text:p>FF</text:p>
          </table:table-cell>
          <table:table-cell table:style-name="ce56" table:formula="of:=DEC2HEX(INDEX([.C84:.C186]);2)" office:value-type="string" office:string-value="64" calcext:value-type="string">
            <text:p>64</text:p>
          </table:table-cell>
          <table:table-cell table:style-name="ce56" table:formula="of:=DEC2HEX(INDEX([.D84:.D18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83" calcext:value-type="float">
            <text:p>83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95" calcext:value-type="float">
            <text:p>9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85:.H85])" office:value-type="string" office:string-value="FF5F00" calcext:value-type="string">
            <text:p>FF5F00</text:p>
          </table:table-cell>
          <table:table-cell table:style-name="ce56" table:formula="of:=DEC2HEX(INDEX([.B85:.B187]);2)" office:value-type="string" office:string-value="FF" calcext:value-type="string">
            <text:p>FF</text:p>
          </table:table-cell>
          <table:table-cell table:style-name="ce56" table:formula="of:=DEC2HEX(INDEX([.C85:.C187]);2)" office:value-type="string" office:string-value="5F" calcext:value-type="string">
            <text:p>5F</text:p>
          </table:table-cell>
          <table:table-cell table:style-name="ce56" table:formula="of:=DEC2HEX(INDEX([.D85:.D18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84" calcext:value-type="float">
            <text:p>84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86:.H86])" office:value-type="string" office:string-value="FF5A00" calcext:value-type="string">
            <text:p>FF5A00</text:p>
          </table:table-cell>
          <table:table-cell table:style-name="ce56" table:formula="of:=DEC2HEX(INDEX([.B86:.B188]);2)" office:value-type="string" office:string-value="FF" calcext:value-type="string">
            <text:p>FF</text:p>
          </table:table-cell>
          <table:table-cell table:style-name="ce56" table:formula="of:=DEC2HEX(INDEX([.C86:.C188]);2)" office:value-type="string" office:string-value="5A" calcext:value-type="string">
            <text:p>5A</text:p>
          </table:table-cell>
          <table:table-cell table:style-name="ce56" table:formula="of:=DEC2HEX(INDEX([.D86:.D18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85" calcext:value-type="float">
            <text:p>85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85" calcext:value-type="float">
            <text:p>8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87:.H87])" office:value-type="string" office:string-value="FF5500" calcext:value-type="string">
            <text:p>FF5500</text:p>
          </table:table-cell>
          <table:table-cell table:style-name="ce56" table:formula="of:=DEC2HEX(INDEX([.B87:.B189]);2)" office:value-type="string" office:string-value="FF" calcext:value-type="string">
            <text:p>FF</text:p>
          </table:table-cell>
          <table:table-cell table:style-name="ce56" table:formula="of:=DEC2HEX(INDEX([.C87:.C189]);2)" office:value-type="string" office:string-value="55" calcext:value-type="string">
            <text:p>55</text:p>
          </table:table-cell>
          <table:table-cell table:style-name="ce56" table:formula="of:=DEC2HEX(INDEX([.D87:.D18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86" calcext:value-type="float">
            <text:p>86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88:.H88])" office:value-type="string" office:string-value="FF5000" calcext:value-type="string">
            <text:p>FF5000</text:p>
          </table:table-cell>
          <table:table-cell table:style-name="ce56" table:formula="of:=DEC2HEX(INDEX([.B88:.B190]);2)" office:value-type="string" office:string-value="FF" calcext:value-type="string">
            <text:p>FF</text:p>
          </table:table-cell>
          <table:table-cell table:style-name="ce56" table:formula="of:=DEC2HEX(INDEX([.C88:.C190]);2)" office:value-type="string" office:string-value="50" calcext:value-type="string">
            <text:p>50</text:p>
          </table:table-cell>
          <table:table-cell table:style-name="ce56" table:formula="of:=DEC2HEX(INDEX([.D88:.D19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87" calcext:value-type="float">
            <text:p>87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89:.H89])" office:value-type="string" office:string-value="FF4B00" calcext:value-type="string">
            <text:p>FF4B00</text:p>
          </table:table-cell>
          <table:table-cell table:style-name="ce56" table:formula="of:=DEC2HEX(INDEX([.B89:.B191]);2)" office:value-type="string" office:string-value="FF" calcext:value-type="string">
            <text:p>FF</text:p>
          </table:table-cell>
          <table:table-cell table:style-name="ce56" table:formula="of:=DEC2HEX(INDEX([.C89:.C191]);2)" office:value-type="string" office:string-value="4B" calcext:value-type="string">
            <text:p>4B</text:p>
          </table:table-cell>
          <table:table-cell table:style-name="ce56" table:formula="of:=DEC2HEX(INDEX([.D89:.D19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88" calcext:value-type="float">
            <text:p>88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90:.H90])" office:value-type="string" office:string-value="FF4600" calcext:value-type="string">
            <text:p>FF4600</text:p>
          </table:table-cell>
          <table:table-cell table:style-name="ce56" table:formula="of:=DEC2HEX(INDEX([.B90:.B192]);2)" office:value-type="string" office:string-value="FF" calcext:value-type="string">
            <text:p>FF</text:p>
          </table:table-cell>
          <table:table-cell table:style-name="ce56" table:formula="of:=DEC2HEX(INDEX([.C90:.C192]);2)" office:value-type="string" office:string-value="46" calcext:value-type="string">
            <text:p>46</text:p>
          </table:table-cell>
          <table:table-cell table:style-name="ce56" table:formula="of:=DEC2HEX(INDEX([.D90:.D19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89" calcext:value-type="float">
            <text:p>89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91:.H91])" office:value-type="string" office:string-value="FF4100" calcext:value-type="string">
            <text:p>FF4100</text:p>
          </table:table-cell>
          <table:table-cell table:style-name="ce56" table:formula="of:=DEC2HEX(INDEX([.B91:.B193]);2)" office:value-type="string" office:string-value="FF" calcext:value-type="string">
            <text:p>FF</text:p>
          </table:table-cell>
          <table:table-cell table:style-name="ce56" table:formula="of:=DEC2HEX(INDEX([.C91:.C193]);2)" office:value-type="string" office:string-value="41" calcext:value-type="string">
            <text:p>41</text:p>
          </table:table-cell>
          <table:table-cell table:style-name="ce56" table:formula="of:=DEC2HEX(INDEX([.D91:.D19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90" calcext:value-type="float">
            <text:p>90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92:.H92])" office:value-type="string" office:string-value="FF3C00" calcext:value-type="string">
            <text:p>FF3C00</text:p>
          </table:table-cell>
          <table:table-cell table:style-name="ce56" table:formula="of:=DEC2HEX(INDEX([.B92:.B194]);2)" office:value-type="string" office:string-value="FF" calcext:value-type="string">
            <text:p>FF</text:p>
          </table:table-cell>
          <table:table-cell table:style-name="ce56" table:formula="of:=DEC2HEX(INDEX([.C92:.C194]);2)" office:value-type="string" office:string-value="3C" calcext:value-type="string">
            <text:p>3C</text:p>
          </table:table-cell>
          <table:table-cell table:style-name="ce56" table:formula="of:=DEC2HEX(INDEX([.D92:.D19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91" calcext:value-type="float">
            <text:p>91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93:.H93])" office:value-type="string" office:string-value="FF3700" calcext:value-type="string">
            <text:p>FF3700</text:p>
          </table:table-cell>
          <table:table-cell table:style-name="ce56" table:formula="of:=DEC2HEX(INDEX([.B93:.B195]);2)" office:value-type="string" office:string-value="FF" calcext:value-type="string">
            <text:p>FF</text:p>
          </table:table-cell>
          <table:table-cell table:style-name="ce56" table:formula="of:=DEC2HEX(INDEX([.C93:.C195]);2)" office:value-type="string" office:string-value="37" calcext:value-type="string">
            <text:p>37</text:p>
          </table:table-cell>
          <table:table-cell table:style-name="ce56" table:formula="of:=DEC2HEX(INDEX([.D93:.D19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92" calcext:value-type="float">
            <text:p>92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94:.H94])" office:value-type="string" office:string-value="FF3200" calcext:value-type="string">
            <text:p>FF3200</text:p>
          </table:table-cell>
          <table:table-cell table:style-name="ce56" table:formula="of:=DEC2HEX(INDEX([.B94:.B196]);2)" office:value-type="string" office:string-value="FF" calcext:value-type="string">
            <text:p>FF</text:p>
          </table:table-cell>
          <table:table-cell table:style-name="ce56" table:formula="of:=DEC2HEX(INDEX([.C94:.C196]);2)" office:value-type="string" office:string-value="32" calcext:value-type="string">
            <text:p>32</text:p>
          </table:table-cell>
          <table:table-cell table:style-name="ce56" table:formula="of:=DEC2HEX(INDEX([.D94:.D19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93" calcext:value-type="float">
            <text:p>93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95:.H95])" office:value-type="string" office:string-value="FF2D00" calcext:value-type="string">
            <text:p>FF2D00</text:p>
          </table:table-cell>
          <table:table-cell table:style-name="ce56" table:formula="of:=DEC2HEX(INDEX([.B95:.B197]);2)" office:value-type="string" office:string-value="FF" calcext:value-type="string">
            <text:p>FF</text:p>
          </table:table-cell>
          <table:table-cell table:style-name="ce56" table:formula="of:=DEC2HEX(INDEX([.C95:.C197]);2)" office:value-type="string" office:string-value="2D" calcext:value-type="string">
            <text:p>2D</text:p>
          </table:table-cell>
          <table:table-cell table:style-name="ce56" table:formula="of:=DEC2HEX(INDEX([.D95:.D197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94" calcext:value-type="float">
            <text:p>94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96:.H96])" office:value-type="string" office:string-value="FF2800" calcext:value-type="string">
            <text:p>FF2800</text:p>
          </table:table-cell>
          <table:table-cell table:style-name="ce56" table:formula="of:=DEC2HEX(INDEX([.B96:.B198]);2)" office:value-type="string" office:string-value="FF" calcext:value-type="string">
            <text:p>FF</text:p>
          </table:table-cell>
          <table:table-cell table:style-name="ce56" table:formula="of:=DEC2HEX(INDEX([.C96:.C198]);2)" office:value-type="string" office:string-value="28" calcext:value-type="string">
            <text:p>28</text:p>
          </table:table-cell>
          <table:table-cell table:style-name="ce56" table:formula="of:=DEC2HEX(INDEX([.D96:.D198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95" calcext:value-type="float">
            <text:p>95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97:.H97])" office:value-type="string" office:string-value="FF2300" calcext:value-type="string">
            <text:p>FF2300</text:p>
          </table:table-cell>
          <table:table-cell table:style-name="ce56" table:formula="of:=DEC2HEX(INDEX([.B97:.B199]);2)" office:value-type="string" office:string-value="FF" calcext:value-type="string">
            <text:p>FF</text:p>
          </table:table-cell>
          <table:table-cell table:style-name="ce56" table:formula="of:=DEC2HEX(INDEX([.C97:.C199]);2)" office:value-type="string" office:string-value="23" calcext:value-type="string">
            <text:p>23</text:p>
          </table:table-cell>
          <table:table-cell table:style-name="ce56" table:formula="of:=DEC2HEX(INDEX([.D97:.D199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96" calcext:value-type="float">
            <text:p>96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98:.H98])" office:value-type="string" office:string-value="FF1E00" calcext:value-type="string">
            <text:p>FF1E00</text:p>
          </table:table-cell>
          <table:table-cell table:style-name="ce56" table:formula="of:=DEC2HEX(INDEX([.B98:.B200]);2)" office:value-type="string" office:string-value="FF" calcext:value-type="string">
            <text:p>FF</text:p>
          </table:table-cell>
          <table:table-cell table:style-name="ce56" table:formula="of:=DEC2HEX(INDEX([.C98:.C200]);2)" office:value-type="string" office:string-value="1E" calcext:value-type="string">
            <text:p>1E</text:p>
          </table:table-cell>
          <table:table-cell table:style-name="ce56" table:formula="of:=DEC2HEX(INDEX([.D98:.D200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97" calcext:value-type="float">
            <text:p>97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99:.H99])" office:value-type="string" office:string-value="FF1900" calcext:value-type="string">
            <text:p>FF1900</text:p>
          </table:table-cell>
          <table:table-cell table:style-name="ce56" table:formula="of:=DEC2HEX(INDEX([.B99:.B201]);2)" office:value-type="string" office:string-value="FF" calcext:value-type="string">
            <text:p>FF</text:p>
          </table:table-cell>
          <table:table-cell table:style-name="ce56" table:formula="of:=DEC2HEX(INDEX([.C99:.C201]);2)" office:value-type="string" office:string-value="19" calcext:value-type="string">
            <text:p>19</text:p>
          </table:table-cell>
          <table:table-cell table:style-name="ce56" table:formula="of:=DEC2HEX(INDEX([.D99:.D201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98" calcext:value-type="float">
            <text:p>98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100:.H100])" office:value-type="string" office:string-value="FF1400" calcext:value-type="string">
            <text:p>FF1400</text:p>
          </table:table-cell>
          <table:table-cell table:style-name="ce56" table:formula="of:=DEC2HEX(INDEX([.B100:.B202]);2)" office:value-type="string" office:string-value="FF" calcext:value-type="string">
            <text:p>FF</text:p>
          </table:table-cell>
          <table:table-cell table:style-name="ce56" table:formula="of:=DEC2HEX(INDEX([.C100:.C202]);2)" office:value-type="string" office:string-value="14" calcext:value-type="string">
            <text:p>14</text:p>
          </table:table-cell>
          <table:table-cell table:style-name="ce56" table:formula="of:=DEC2HEX(INDEX([.D100:.D202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99" calcext:value-type="float">
            <text:p>99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101:.H101])" office:value-type="string" office:string-value="FF0F00" calcext:value-type="string">
            <text:p>FF0F00</text:p>
          </table:table-cell>
          <table:table-cell table:style-name="ce56" table:formula="of:=DEC2HEX(INDEX([.B101:.B203]);2)" office:value-type="string" office:string-value="FF" calcext:value-type="string">
            <text:p>FF</text:p>
          </table:table-cell>
          <table:table-cell table:style-name="ce56" table:formula="of:=DEC2HEX(INDEX([.C101:.C203]);2)" office:value-type="string" office:string-value="0F" calcext:value-type="string">
            <text:p>0F</text:p>
          </table:table-cell>
          <table:table-cell table:style-name="ce56" table:formula="of:=DEC2HEX(INDEX([.D101:.D203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100" calcext:value-type="float">
            <text:p>100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102:.H102])" office:value-type="string" office:string-value="FF0A00" calcext:value-type="string">
            <text:p>FF0A00</text:p>
          </table:table-cell>
          <table:table-cell table:style-name="ce56" table:formula="of:=DEC2HEX(INDEX([.B102:.B204]);2)" office:value-type="string" office:string-value="FF" calcext:value-type="string">
            <text:p>FF</text:p>
          </table:table-cell>
          <table:table-cell table:style-name="ce56" table:formula="of:=DEC2HEX(INDEX([.C102:.C204]);2)" office:value-type="string" office:string-value="0A" calcext:value-type="string">
            <text:p>0A</text:p>
          </table:table-cell>
          <table:table-cell table:style-name="ce56" table:formula="of:=DEC2HEX(INDEX([.D102:.D204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101" calcext:value-type="float">
            <text:p>101</text:p>
          </table:table-cell>
          <table:table-cell table:style-name="ce54" office:value-type="float" office:value="255" calcext:value-type="float">
            <text:p>25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formula="of:=COM.MICROSOFT.CONCAT([.F103:.H103])" office:value-type="string" office:string-value="FF0500" calcext:value-type="string">
            <text:p>FF0500</text:p>
          </table:table-cell>
          <table:table-cell table:style-name="ce56" table:formula="of:=DEC2HEX(INDEX([.B103:.B205]);2)" office:value-type="string" office:string-value="FF" calcext:value-type="string">
            <text:p>FF</text:p>
          </table:table-cell>
          <table:table-cell table:style-name="ce56" table:formula="of:=DEC2HEX(INDEX([.C103:.C205]);2)" office:value-type="string" office:string-value="05" calcext:value-type="string">
            <text:p>05</text:p>
          </table:table-cell>
          <table:table-cell table:style-name="ce56" table:formula="of:=DEC2HEX(INDEX([.D103:.D205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style-name="ce51" office:value-type="float" office:value="102" calcext:value-type="float">
            <text:p>102</text:p>
          </table:table-cell>
          <table:table-cell table:style-name="ce54" office:value-type="float" office:value="255" calcext:value-type="float">
            <text:p>25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62" table:formula="of:=COM.MICROSOFT.CONCAT([.F104:.H104])" office:value-type="string" office:string-value="FF0000" calcext:value-type="string">
            <text:p>FF0000</text:p>
          </table:table-cell>
          <table:table-cell table:style-name="ce56" table:formula="of:=DEC2HEX(INDEX([.B104:.B206]);2)" office:value-type="string" office:string-value="FF" calcext:value-type="string">
            <text:p>FF</text:p>
          </table:table-cell>
          <table:table-cell table:style-name="ce56" table:formula="of:=DEC2HEX(INDEX([.C104:.C206]);2)" office:value-type="string" office:string-value="00" calcext:value-type="string">
            <text:p>00</text:p>
          </table:table-cell>
          <table:table-cell table:style-name="ce56" table:formula="of:=DEC2HEX(INDEX([.D104:.D206])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 table:number-rows-repeated="1048471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30-60" table:style-name="ta1">
        <table:table-column table:style-name="co1" table:default-cell-style-name="ce47"/>
        <table:table-column table:style-name="co1" table:number-columns-repeated="3" table:default-cell-style-name="ce52"/>
        <table:table-column table:style-name="co1" table:visibility="collapse" table:number-columns-repeated="4" table:default-cell-style-name="ce52"/>
        <table:table-column table:style-name="co5" table:default-cell-style-name="ce52"/>
        <table:table-column table:style-name="co1" table:number-columns-repeated="1013" table:default-cell-style-name="ce48"/>
        <table:table-row table:style-name="ro2"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string" calcext:value-type="string">
            <text:p>#</text:p>
          </table:table-cell>
          <table:table-cell table:formula="of:=DEC2HEX(INDEX([.B2]);2)" office:value-type="string" office:string-value="9B" calcext:value-type="string">
            <text:p>9B</text:p>
          </table:table-cell>
          <table:table-cell table:formula="of:=DEC2HEX(INDEX([.C2]);2)" office:value-type="string" office:string-value="9B" calcext:value-type="string">
            <text:p>9B</text:p>
          </table:table-cell>
          <table:table-cell table:formula="of:=DEC2HEX(INDEX([.D2]);2)" office:value-type="string" office:string-value="9B" calcext:value-type="string">
            <text:p>9B</text:p>
          </table:table-cell>
          <table:table-cell table:formula="of:=COM.MICROSOFT.CONCAT([.E2:.H2])" office:value-type="string" office:string-value="#9B9B9B" calcext:value-type="string">
            <text:p>#9B9B9B</text:p>
          </table:table-cell>
          <table:table-cell table:number-columns-repeated="101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#</text:p>
          </table:table-cell>
          <table:table-cell table:formula="of:=DEC2HEX(INDEX([.B3]);2)" office:value-type="string" office:string-value="A5" calcext:value-type="string">
            <text:p>A5</text:p>
          </table:table-cell>
          <table:table-cell table:formula="of:=DEC2HEX(INDEX([.C3]);2)" office:value-type="string" office:string-value="A5" calcext:value-type="string">
            <text:p>A5</text:p>
          </table:table-cell>
          <table:table-cell table:formula="of:=DEC2HEX(INDEX([.D3]);2)" office:value-type="string" office:string-value="8C" calcext:value-type="string">
            <text:p>8C</text:p>
          </table:table-cell>
          <table:table-cell table:formula="of:=COM.MICROSOFT.CONCAT([.E3:.H3])" office:value-type="string" office:string-value="#A5A58C" calcext:value-type="string">
            <text:p>#A5A58C</text:p>
          </table:table-cell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#</text:p>
          </table:table-cell>
          <table:table-cell table:formula="of:=DEC2HEX(INDEX([.B4]);2)" office:value-type="string" office:string-value="AF" calcext:value-type="string">
            <text:p>AF</text:p>
          </table:table-cell>
          <table:table-cell table:formula="of:=DEC2HEX(INDEX([.C4]);2)" office:value-type="string" office:string-value="AF" calcext:value-type="string">
            <text:p>AF</text:p>
          </table:table-cell>
          <table:table-cell table:formula="of:=DEC2HEX(INDEX([.D4]);2)" office:value-type="string" office:string-value="7D" calcext:value-type="string">
            <text:p>7D</text:p>
          </table:table-cell>
          <table:table-cell table:formula="of:=COM.MICROSOFT.CONCAT([.E4:.H4])" office:value-type="string" office:string-value="#AFAF7D" calcext:value-type="string">
            <text:p>#AFAF7D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#</text:p>
          </table:table-cell>
          <table:table-cell table:formula="of:=DEC2HEX(INDEX([.B5]);2)" office:value-type="string" office:string-value="B9" calcext:value-type="string">
            <text:p>B9</text:p>
          </table:table-cell>
          <table:table-cell table:formula="of:=DEC2HEX(INDEX([.C5]);2)" office:value-type="string" office:string-value="B9" calcext:value-type="string">
            <text:p>B9</text:p>
          </table:table-cell>
          <table:table-cell table:formula="of:=DEC2HEX(INDEX([.D5]);2)" office:value-type="string" office:string-value="6E" calcext:value-type="string">
            <text:p>6E</text:p>
          </table:table-cell>
          <table:table-cell table:formula="of:=COM.MICROSOFT.CONCAT([.E5:.H5])" office:value-type="string" office:string-value="#B9B96E" calcext:value-type="string">
            <text:p>#B9B96E</text:p>
          </table:table-cell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#</text:p>
          </table:table-cell>
          <table:table-cell table:formula="of:=DEC2HEX(INDEX([.B6]);2)" office:value-type="string" office:string-value="C3" calcext:value-type="string">
            <text:p>C3</text:p>
          </table:table-cell>
          <table:table-cell table:formula="of:=DEC2HEX(INDEX([.C6]);2)" office:value-type="string" office:string-value="C3" calcext:value-type="string">
            <text:p>C3</text:p>
          </table:table-cell>
          <table:table-cell table:formula="of:=DEC2HEX(INDEX([.D6]);2)" office:value-type="string" office:string-value="5F" calcext:value-type="string">
            <text:p>5F</text:p>
          </table:table-cell>
          <table:table-cell table:formula="of:=COM.MICROSOFT.CONCAT([.E6:.H6])" office:value-type="string" office:string-value="#C3C35F" calcext:value-type="string">
            <text:p>#C3C35F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</text:p>
          </table:table-cell>
          <table:table-cell table:formula="of:=DEC2HEX(INDEX([.B7]);2)" office:value-type="string" office:string-value="CD" calcext:value-type="string">
            <text:p>CD</text:p>
          </table:table-cell>
          <table:table-cell table:formula="of:=DEC2HEX(INDEX([.C7]);2)" office:value-type="string" office:string-value="CD" calcext:value-type="string">
            <text:p>CD</text:p>
          </table:table-cell>
          <table:table-cell table:formula="of:=DEC2HEX(INDEX([.D7]);2)" office:value-type="string" office:string-value="50" calcext:value-type="string">
            <text:p>50</text:p>
          </table:table-cell>
          <table:table-cell table:formula="of:=COM.MICROSOFT.CONCAT([.E7:.H7])" office:value-type="string" office:string-value="#CDCD50" calcext:value-type="string">
            <text:p>#CDCD50</text:p>
          </table:table-cell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#</text:p>
          </table:table-cell>
          <table:table-cell table:formula="of:=DEC2HEX(INDEX([.B8]);2)" office:value-type="string" office:string-value="D7" calcext:value-type="string">
            <text:p>D7</text:p>
          </table:table-cell>
          <table:table-cell table:formula="of:=DEC2HEX(INDEX([.C8]);2)" office:value-type="string" office:string-value="D7" calcext:value-type="string">
            <text:p>D7</text:p>
          </table:table-cell>
          <table:table-cell table:formula="of:=DEC2HEX(INDEX([.D8]);2)" office:value-type="string" office:string-value="41" calcext:value-type="string">
            <text:p>41</text:p>
          </table:table-cell>
          <table:table-cell table:formula="of:=COM.MICROSOFT.CONCAT([.E8:.H8])" office:value-type="string" office:string-value="#D7D741" calcext:value-type="string">
            <text:p>#D7D741</text:p>
          </table:table-cell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#</text:p>
          </table:table-cell>
          <table:table-cell table:formula="of:=DEC2HEX(INDEX([.B9]);2)" office:value-type="string" office:string-value="E1" calcext:value-type="string">
            <text:p>E1</text:p>
          </table:table-cell>
          <table:table-cell table:formula="of:=DEC2HEX(INDEX([.C9]);2)" office:value-type="string" office:string-value="E1" calcext:value-type="string">
            <text:p>E1</text:p>
          </table:table-cell>
          <table:table-cell table:formula="of:=DEC2HEX(INDEX([.D9]);2)" office:value-type="string" office:string-value="32" calcext:value-type="string">
            <text:p>32</text:p>
          </table:table-cell>
          <table:table-cell table:formula="of:=COM.MICROSOFT.CONCAT([.E9:.H9])" office:value-type="string" office:string-value="#E1E132" calcext:value-type="string">
            <text:p>#E1E132</text:p>
          </table:table-cell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#</text:p>
          </table:table-cell>
          <table:table-cell table:formula="of:=DEC2HEX(INDEX([.B10]);2)" office:value-type="string" office:string-value="EB" calcext:value-type="string">
            <text:p>EB</text:p>
          </table:table-cell>
          <table:table-cell table:formula="of:=DEC2HEX(INDEX([.C10]);2)" office:value-type="string" office:string-value="EB" calcext:value-type="string">
            <text:p>EB</text:p>
          </table:table-cell>
          <table:table-cell table:formula="of:=DEC2HEX(INDEX([.D10]);2)" office:value-type="string" office:string-value="23" calcext:value-type="string">
            <text:p>23</text:p>
          </table:table-cell>
          <table:table-cell table:formula="of:=COM.MICROSOFT.CONCAT([.E10:.H10])" office:value-type="string" office:string-value="#EBEB23" calcext:value-type="string">
            <text:p>#EBEB23</text:p>
          </table:table-cell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</text:p>
          </table:table-cell>
          <table:table-cell table:formula="of:=DEC2HEX(INDEX([.B11]);2)" office:value-type="string" office:string-value="F5" calcext:value-type="string">
            <text:p>F5</text:p>
          </table:table-cell>
          <table:table-cell table:formula="of:=DEC2HEX(INDEX([.C11]);2)" office:value-type="string" office:string-value="F5" calcext:value-type="string">
            <text:p>F5</text:p>
          </table:table-cell>
          <table:table-cell table:formula="of:=DEC2HEX(INDEX([.D11]);2)" office:value-type="string" office:string-value="14" calcext:value-type="string">
            <text:p>14</text:p>
          </table:table-cell>
          <table:table-cell table:formula="of:=COM.MICROSOFT.CONCAT([.E11:.H11])" office:value-type="string" office:string-value="#F5F514" calcext:value-type="string">
            <text:p>#F5F514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formula="of:=DEC2HEX(INDEX([.B12]);2)" office:value-type="string" office:string-value="FF" calcext:value-type="string">
            <text:p>FF</text:p>
          </table:table-cell>
          <table:table-cell table:formula="of:=DEC2HEX(INDEX([.C12]);2)" office:value-type="string" office:string-value="FF" calcext:value-type="string">
            <text:p>FF</text:p>
          </table:table-cell>
          <table:table-cell table:formula="of:=DEC2HEX(INDEX([.D12]);2)" office:value-type="string" office:string-value="05" calcext:value-type="string">
            <text:p>05</text:p>
          </table:table-cell>
          <table:table-cell table:formula="of:=COM.MICROSOFT.CONCAT([.E12:.H12])" office:value-type="string" office:string-value="#FFFF05" calcext:value-type="string">
            <text:p>#FFFF05</text:p>
          </table:table-cell>
          <table:table-cell table:number-columns-repeated="101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13]);2)" office:value-type="string" office:string-value="FF" calcext:value-type="string">
            <text:p>FF</text:p>
          </table:table-cell>
          <table:table-cell table:formula="of:=DEC2HEX(INDEX([.C13]);2)" office:value-type="string" office:string-value="F2" calcext:value-type="string">
            <text:p>F2</text:p>
          </table:table-cell>
          <table:table-cell table:formula="of:=DEC2HEX(INDEX([.D13]);2)" office:value-type="string" office:string-value="00" calcext:value-type="string">
            <text:p>00</text:p>
          </table:table-cell>
          <table:table-cell table:formula="of:=COM.MICROSOFT.CONCAT([.E13:.H13])" office:value-type="string" office:string-value="#FFF200" calcext:value-type="string">
            <text:p>#FFF200</text:p>
          </table:table-cell>
          <table:table-cell table:number-columns-repeated="101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55" calcext:value-type="float">
            <text:p>255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14]);2)" office:value-type="string" office:string-value="FF" calcext:value-type="string">
            <text:p>FF</text:p>
          </table:table-cell>
          <table:table-cell table:formula="of:=DEC2HEX(INDEX([.C14]);2)" office:value-type="string" office:string-value="E5" calcext:value-type="string">
            <text:p>E5</text:p>
          </table:table-cell>
          <table:table-cell table:formula="of:=DEC2HEX(INDEX([.D14]);2)" office:value-type="string" office:string-value="00" calcext:value-type="string">
            <text:p>00</text:p>
          </table:table-cell>
          <table:table-cell table:formula="of:=COM.MICROSOFT.CONCAT([.E14:.H14])" office:value-type="string" office:string-value="#FFE500" calcext:value-type="string">
            <text:p>#FFE500</text:p>
          </table:table-cell>
          <table:table-cell table:number-columns-repeated="101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15]);2)" office:value-type="string" office:string-value="FF" calcext:value-type="string">
            <text:p>FF</text:p>
          </table:table-cell>
          <table:table-cell table:formula="of:=DEC2HEX(INDEX([.C15]);2)" office:value-type="string" office:string-value="D8" calcext:value-type="string">
            <text:p>D8</text:p>
          </table:table-cell>
          <table:table-cell table:formula="of:=DEC2HEX(INDEX([.D15]);2)" office:value-type="string" office:string-value="00" calcext:value-type="string">
            <text:p>00</text:p>
          </table:table-cell>
          <table:table-cell table:formula="of:=COM.MICROSOFT.CONCAT([.E15:.H15])" office:value-type="string" office:string-value="#FFD800" calcext:value-type="string">
            <text:p>#FFD800</text:p>
          </table:table-cell>
          <table:table-cell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16]);2)" office:value-type="string" office:string-value="FF" calcext:value-type="string">
            <text:p>FF</text:p>
          </table:table-cell>
          <table:table-cell table:formula="of:=DEC2HEX(INDEX([.C16]);2)" office:value-type="string" office:string-value="CB" calcext:value-type="string">
            <text:p>CB</text:p>
          </table:table-cell>
          <table:table-cell table:formula="of:=DEC2HEX(INDEX([.D16]);2)" office:value-type="string" office:string-value="00" calcext:value-type="string">
            <text:p>00</text:p>
          </table:table-cell>
          <table:table-cell table:formula="of:=COM.MICROSOFT.CONCAT([.E16:.H16])" office:value-type="string" office:string-value="#FFCB00" calcext:value-type="string">
            <text:p>#FFCB00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17]);2)" office:value-type="string" office:string-value="FF" calcext:value-type="string">
            <text:p>FF</text:p>
          </table:table-cell>
          <table:table-cell table:formula="of:=DEC2HEX(INDEX([.C17]);2)" office:value-type="string" office:string-value="BE" calcext:value-type="string">
            <text:p>BE</text:p>
          </table:table-cell>
          <table:table-cell table:formula="of:=DEC2HEX(INDEX([.D17]);2)" office:value-type="string" office:string-value="00" calcext:value-type="string">
            <text:p>00</text:p>
          </table:table-cell>
          <table:table-cell table:formula="of:=COM.MICROSOFT.CONCAT([.E17:.H17])" office:value-type="string" office:string-value="#FFBE00" calcext:value-type="string">
            <text:p>#FFBE00</text:p>
          </table:table-cell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55" calcext:value-type="float">
            <text:p>25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18]);2)" office:value-type="string" office:string-value="FF" calcext:value-type="string">
            <text:p>FF</text:p>
          </table:table-cell>
          <table:table-cell table:formula="of:=DEC2HEX(INDEX([.C18]);2)" office:value-type="string" office:string-value="B1" calcext:value-type="string">
            <text:p>B1</text:p>
          </table:table-cell>
          <table:table-cell table:formula="of:=DEC2HEX(INDEX([.D18]);2)" office:value-type="string" office:string-value="00" calcext:value-type="string">
            <text:p>00</text:p>
          </table:table-cell>
          <table:table-cell table:formula="of:=COM.MICROSOFT.CONCAT([.E18:.H18])" office:value-type="string" office:string-value="#FFB100" calcext:value-type="string">
            <text:p>#FFB100</text:p>
          </table:table-cell>
          <table:table-cell table:number-columns-repeated="101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19]);2)" office:value-type="string" office:string-value="FF" calcext:value-type="string">
            <text:p>FF</text:p>
          </table:table-cell>
          <table:table-cell table:formula="of:=DEC2HEX(INDEX([.C19]);2)" office:value-type="string" office:string-value="A4" calcext:value-type="string">
            <text:p>A4</text:p>
          </table:table-cell>
          <table:table-cell table:formula="of:=DEC2HEX(INDEX([.D19]);2)" office:value-type="string" office:string-value="00" calcext:value-type="string">
            <text:p>00</text:p>
          </table:table-cell>
          <table:table-cell table:formula="of:=COM.MICROSOFT.CONCAT([.E19:.H19])" office:value-type="string" office:string-value="#FFA400" calcext:value-type="string">
            <text:p>#FFA400</text:p>
          </table:table-cell>
          <table:table-cell table:number-columns-repeated="101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0]);2)" office:value-type="string" office:string-value="FF" calcext:value-type="string">
            <text:p>FF</text:p>
          </table:table-cell>
          <table:table-cell table:formula="of:=DEC2HEX(INDEX([.C20]);2)" office:value-type="string" office:string-value="97" calcext:value-type="string">
            <text:p>97</text:p>
          </table:table-cell>
          <table:table-cell table:formula="of:=DEC2HEX(INDEX([.D20]);2)" office:value-type="string" office:string-value="00" calcext:value-type="string">
            <text:p>00</text:p>
          </table:table-cell>
          <table:table-cell table:formula="of:=COM.MICROSOFT.CONCAT([.E20:.H20])" office:value-type="string" office:string-value="#FF9700" calcext:value-type="string">
            <text:p>#FF9700</text:p>
          </table:table-cell>
          <table:table-cell table:number-columns-repeated="101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1]);2)" office:value-type="string" office:string-value="FF" calcext:value-type="string">
            <text:p>FF</text:p>
          </table:table-cell>
          <table:table-cell table:formula="of:=DEC2HEX(INDEX([.C21]);2)" office:value-type="string" office:string-value="8A" calcext:value-type="string">
            <text:p>8A</text:p>
          </table:table-cell>
          <table:table-cell table:formula="of:=DEC2HEX(INDEX([.D21]);2)" office:value-type="string" office:string-value="00" calcext:value-type="string">
            <text:p>00</text:p>
          </table:table-cell>
          <table:table-cell table:formula="of:=COM.MICROSOFT.CONCAT([.E21:.H21])" office:value-type="string" office:string-value="#FF8A00" calcext:value-type="string">
            <text:p>#FF8A00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2]);2)" office:value-type="string" office:string-value="FF" calcext:value-type="string">
            <text:p>FF</text:p>
          </table:table-cell>
          <table:table-cell table:formula="of:=DEC2HEX(INDEX([.C22]);2)" office:value-type="string" office:string-value="7D" calcext:value-type="string">
            <text:p>7D</text:p>
          </table:table-cell>
          <table:table-cell table:formula="of:=DEC2HEX(INDEX([.D22]);2)" office:value-type="string" office:string-value="00" calcext:value-type="string">
            <text:p>00</text:p>
          </table:table-cell>
          <table:table-cell table:formula="of:=COM.MICROSOFT.CONCAT([.E22:.H22])" office:value-type="string" office:string-value="#FF7D00" calcext:value-type="string">
            <text:p>#FF7D00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3]);2)" office:value-type="string" office:string-value="FF" calcext:value-type="string">
            <text:p>FF</text:p>
          </table:table-cell>
          <table:table-cell table:formula="of:=DEC2HEX(INDEX([.C23]);2)" office:value-type="string" office:string-value="70" calcext:value-type="string">
            <text:p>70</text:p>
          </table:table-cell>
          <table:table-cell table:formula="of:=DEC2HEX(INDEX([.D23]);2)" office:value-type="string" office:string-value="00" calcext:value-type="string">
            <text:p>00</text:p>
          </table:table-cell>
          <table:table-cell table:formula="of:=COM.MICROSOFT.CONCAT([.E23:.H23])" office:value-type="string" office:string-value="#FF7000" calcext:value-type="string">
            <text:p>#FF7000</text:p>
          </table:table-cell>
          <table:table-cell table:number-columns-repeated="101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4]);2)" office:value-type="string" office:string-value="FF" calcext:value-type="string">
            <text:p>FF</text:p>
          </table:table-cell>
          <table:table-cell table:formula="of:=DEC2HEX(INDEX([.C24]);2)" office:value-type="string" office:string-value="63" calcext:value-type="string">
            <text:p>63</text:p>
          </table:table-cell>
          <table:table-cell table:formula="of:=DEC2HEX(INDEX([.D24]);2)" office:value-type="string" office:string-value="00" calcext:value-type="string">
            <text:p>00</text:p>
          </table:table-cell>
          <table:table-cell table:formula="of:=COM.MICROSOFT.CONCAT([.E24:.H24])" office:value-type="string" office:string-value="#FF6300" calcext:value-type="string">
            <text:p>#FF6300</text:p>
          </table:table-cell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5]);2)" office:value-type="string" office:string-value="FF" calcext:value-type="string">
            <text:p>FF</text:p>
          </table:table-cell>
          <table:table-cell table:formula="of:=DEC2HEX(INDEX([.C25]);2)" office:value-type="string" office:string-value="56" calcext:value-type="string">
            <text:p>56</text:p>
          </table:table-cell>
          <table:table-cell table:formula="of:=DEC2HEX(INDEX([.D25]);2)" office:value-type="string" office:string-value="00" calcext:value-type="string">
            <text:p>00</text:p>
          </table:table-cell>
          <table:table-cell table:formula="of:=COM.MICROSOFT.CONCAT([.E25:.H25])" office:value-type="string" office:string-value="#FF5600" calcext:value-type="string">
            <text:p>#FF5600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6]);2)" office:value-type="string" office:string-value="FF" calcext:value-type="string">
            <text:p>FF</text:p>
          </table:table-cell>
          <table:table-cell table:formula="of:=DEC2HEX(INDEX([.C26]);2)" office:value-type="string" office:string-value="49" calcext:value-type="string">
            <text:p>49</text:p>
          </table:table-cell>
          <table:table-cell table:formula="of:=DEC2HEX(INDEX([.D26]);2)" office:value-type="string" office:string-value="00" calcext:value-type="string">
            <text:p>00</text:p>
          </table:table-cell>
          <table:table-cell table:formula="of:=COM.MICROSOFT.CONCAT([.E26:.H26])" office:value-type="string" office:string-value="#FF4900" calcext:value-type="string">
            <text:p>#FF4900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7]);2)" office:value-type="string" office:string-value="FF" calcext:value-type="string">
            <text:p>FF</text:p>
          </table:table-cell>
          <table:table-cell table:formula="of:=DEC2HEX(INDEX([.C27]);2)" office:value-type="string" office:string-value="3C" calcext:value-type="string">
            <text:p>3C</text:p>
          </table:table-cell>
          <table:table-cell table:formula="of:=DEC2HEX(INDEX([.D27]);2)" office:value-type="string" office:string-value="00" calcext:value-type="string">
            <text:p>00</text:p>
          </table:table-cell>
          <table:table-cell table:formula="of:=COM.MICROSOFT.CONCAT([.E27:.H27])" office:value-type="string" office:string-value="#FF3C00" calcext:value-type="string">
            <text:p>#FF3C00</text:p>
          </table:table-cell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8]);2)" office:value-type="string" office:string-value="FF" calcext:value-type="string">
            <text:p>FF</text:p>
          </table:table-cell>
          <table:table-cell table:formula="of:=DEC2HEX(INDEX([.C28]);2)" office:value-type="string" office:string-value="2F" calcext:value-type="string">
            <text:p>2F</text:p>
          </table:table-cell>
          <table:table-cell table:formula="of:=DEC2HEX(INDEX([.D28]);2)" office:value-type="string" office:string-value="00" calcext:value-type="string">
            <text:p>00</text:p>
          </table:table-cell>
          <table:table-cell table:formula="of:=COM.MICROSOFT.CONCAT([.E28:.H28])" office:value-type="string" office:string-value="#FF2F00" calcext:value-type="string">
            <text:p>#FF2F00</text:p>
          </table:table-cell>
          <table:table-cell table:number-columns-repeated="101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29]);2)" office:value-type="string" office:string-value="FF" calcext:value-type="string">
            <text:p>FF</text:p>
          </table:table-cell>
          <table:table-cell table:formula="of:=DEC2HEX(INDEX([.C29]);2)" office:value-type="string" office:string-value="22" calcext:value-type="string">
            <text:p>22</text:p>
          </table:table-cell>
          <table:table-cell table:formula="of:=DEC2HEX(INDEX([.D29]);2)" office:value-type="string" office:string-value="00" calcext:value-type="string">
            <text:p>00</text:p>
          </table:table-cell>
          <table:table-cell table:formula="of:=COM.MICROSOFT.CONCAT([.E29:.H29])" office:value-type="string" office:string-value="#FF2200" calcext:value-type="string">
            <text:p>#FF2200</text:p>
          </table:table-cell>
          <table:table-cell table:number-columns-repeated="101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30]);2)" office:value-type="string" office:string-value="FF" calcext:value-type="string">
            <text:p>FF</text:p>
          </table:table-cell>
          <table:table-cell table:formula="of:=DEC2HEX(INDEX([.C30]);2)" office:value-type="string" office:string-value="15" calcext:value-type="string">
            <text:p>15</text:p>
          </table:table-cell>
          <table:table-cell table:formula="of:=DEC2HEX(INDEX([.D30]);2)" office:value-type="string" office:string-value="00" calcext:value-type="string">
            <text:p>00</text:p>
          </table:table-cell>
          <table:table-cell table:formula="of:=COM.MICROSOFT.CONCAT([.E30:.H30])" office:value-type="string" office:string-value="#FF1500" calcext:value-type="string">
            <text:p>#FF1500</text:p>
          </table:table-cell>
          <table:table-cell table:number-columns-repeated="101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31]);2)" office:value-type="string" office:string-value="FF" calcext:value-type="string">
            <text:p>FF</text:p>
          </table:table-cell>
          <table:table-cell table:formula="of:=DEC2HEX(INDEX([.C31]);2)" office:value-type="string" office:string-value="08" calcext:value-type="string">
            <text:p>08</text:p>
          </table:table-cell>
          <table:table-cell table:formula="of:=DEC2HEX(INDEX([.D31]);2)" office:value-type="string" office:string-value="00" calcext:value-type="string">
            <text:p>00</text:p>
          </table:table-cell>
          <table:table-cell table:formula="of:=COM.MICROSOFT.CONCAT([.E31:.H31])" office:value-type="string" office:string-value="#FF0800" calcext:value-type="string">
            <text:p>#FF0800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EC2HEX(INDEX([.B32]);2)" office:value-type="string" office:string-value="FF" calcext:value-type="string">
            <text:p>FF</text:p>
          </table:table-cell>
          <table:table-cell table:formula="of:=DEC2HEX(INDEX([.C32]);2)" office:value-type="string" office:string-value="00" calcext:value-type="string">
            <text:p>00</text:p>
          </table:table-cell>
          <table:table-cell table:formula="of:=DEC2HEX(INDEX([.D32]);2)" office:value-type="string" office:string-value="00" calcext:value-type="string">
            <text:p>00</text:p>
          </table:table-cell>
          <table:table-cell table:formula="of:=COM.MICROSOFT.CONCAT([.E32:.H32])" office:value-type="string" office:string-value="#FF0000" calcext:value-type="string">
            <text:p>#FF0000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33]);2)" office:value-type="string" office:string-value="00" calcext:value-type="string">
            <text:p>00</text:p>
          </table:table-cell>
          <table:table-cell table:formula="of:=DEC2HEX(INDEX([.C33]);2)" office:value-type="string" office:string-value="00" calcext:value-type="string">
            <text:p>00</text:p>
          </table:table-cell>
          <table:table-cell table:formula="of:=DEC2HEX(INDEX([.D33]);2)" office:value-type="string" office:string-value="00" calcext:value-type="string">
            <text:p>00</text:p>
          </table:table-cell>
          <table:table-cell table:formula="of:=COM.MICROSOFT.CONCAT([.E33:.H33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34]);2)" office:value-type="string" office:string-value="00" calcext:value-type="string">
            <text:p>00</text:p>
          </table:table-cell>
          <table:table-cell table:formula="of:=DEC2HEX(INDEX([.C34]);2)" office:value-type="string" office:string-value="00" calcext:value-type="string">
            <text:p>00</text:p>
          </table:table-cell>
          <table:table-cell table:formula="of:=DEC2HEX(INDEX([.D34]);2)" office:value-type="string" office:string-value="00" calcext:value-type="string">
            <text:p>00</text:p>
          </table:table-cell>
          <table:table-cell table:formula="of:=COM.MICROSOFT.CONCAT([.E34:.H34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35]);2)" office:value-type="string" office:string-value="00" calcext:value-type="string">
            <text:p>00</text:p>
          </table:table-cell>
          <table:table-cell table:formula="of:=DEC2HEX(INDEX([.C35]);2)" office:value-type="string" office:string-value="00" calcext:value-type="string">
            <text:p>00</text:p>
          </table:table-cell>
          <table:table-cell table:formula="of:=DEC2HEX(INDEX([.D35]);2)" office:value-type="string" office:string-value="00" calcext:value-type="string">
            <text:p>00</text:p>
          </table:table-cell>
          <table:table-cell table:formula="of:=COM.MICROSOFT.CONCAT([.E35:.H35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36]);2)" office:value-type="string" office:string-value="00" calcext:value-type="string">
            <text:p>00</text:p>
          </table:table-cell>
          <table:table-cell table:formula="of:=DEC2HEX(INDEX([.C36]);2)" office:value-type="string" office:string-value="00" calcext:value-type="string">
            <text:p>00</text:p>
          </table:table-cell>
          <table:table-cell table:formula="of:=DEC2HEX(INDEX([.D36]);2)" office:value-type="string" office:string-value="00" calcext:value-type="string">
            <text:p>00</text:p>
          </table:table-cell>
          <table:table-cell table:formula="of:=COM.MICROSOFT.CONCAT([.E36:.H36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37]);2)" office:value-type="string" office:string-value="00" calcext:value-type="string">
            <text:p>00</text:p>
          </table:table-cell>
          <table:table-cell table:formula="of:=DEC2HEX(INDEX([.C37]);2)" office:value-type="string" office:string-value="00" calcext:value-type="string">
            <text:p>00</text:p>
          </table:table-cell>
          <table:table-cell table:formula="of:=DEC2HEX(INDEX([.D37]);2)" office:value-type="string" office:string-value="00" calcext:value-type="string">
            <text:p>00</text:p>
          </table:table-cell>
          <table:table-cell table:formula="of:=COM.MICROSOFT.CONCAT([.E37:.H37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38]);2)" office:value-type="string" office:string-value="00" calcext:value-type="string">
            <text:p>00</text:p>
          </table:table-cell>
          <table:table-cell table:formula="of:=DEC2HEX(INDEX([.C38]);2)" office:value-type="string" office:string-value="00" calcext:value-type="string">
            <text:p>00</text:p>
          </table:table-cell>
          <table:table-cell table:formula="of:=DEC2HEX(INDEX([.D38]);2)" office:value-type="string" office:string-value="00" calcext:value-type="string">
            <text:p>00</text:p>
          </table:table-cell>
          <table:table-cell table:formula="of:=COM.MICROSOFT.CONCAT([.E38:.H38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39]);2)" office:value-type="string" office:string-value="00" calcext:value-type="string">
            <text:p>00</text:p>
          </table:table-cell>
          <table:table-cell table:formula="of:=DEC2HEX(INDEX([.C39]);2)" office:value-type="string" office:string-value="00" calcext:value-type="string">
            <text:p>00</text:p>
          </table:table-cell>
          <table:table-cell table:formula="of:=DEC2HEX(INDEX([.D39]);2)" office:value-type="string" office:string-value="00" calcext:value-type="string">
            <text:p>00</text:p>
          </table:table-cell>
          <table:table-cell table:formula="of:=COM.MICROSOFT.CONCAT([.E39:.H39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0]);2)" office:value-type="string" office:string-value="00" calcext:value-type="string">
            <text:p>00</text:p>
          </table:table-cell>
          <table:table-cell table:formula="of:=DEC2HEX(INDEX([.C40]);2)" office:value-type="string" office:string-value="00" calcext:value-type="string">
            <text:p>00</text:p>
          </table:table-cell>
          <table:table-cell table:formula="of:=DEC2HEX(INDEX([.D40]);2)" office:value-type="string" office:string-value="00" calcext:value-type="string">
            <text:p>00</text:p>
          </table:table-cell>
          <table:table-cell table:formula="of:=COM.MICROSOFT.CONCAT([.E40:.H40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1]);2)" office:value-type="string" office:string-value="00" calcext:value-type="string">
            <text:p>00</text:p>
          </table:table-cell>
          <table:table-cell table:formula="of:=DEC2HEX(INDEX([.C41]);2)" office:value-type="string" office:string-value="00" calcext:value-type="string">
            <text:p>00</text:p>
          </table:table-cell>
          <table:table-cell table:formula="of:=DEC2HEX(INDEX([.D41]);2)" office:value-type="string" office:string-value="00" calcext:value-type="string">
            <text:p>00</text:p>
          </table:table-cell>
          <table:table-cell table:formula="of:=COM.MICROSOFT.CONCAT([.E41:.H41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2]);2)" office:value-type="string" office:string-value="00" calcext:value-type="string">
            <text:p>00</text:p>
          </table:table-cell>
          <table:table-cell table:formula="of:=DEC2HEX(INDEX([.C42]);2)" office:value-type="string" office:string-value="00" calcext:value-type="string">
            <text:p>00</text:p>
          </table:table-cell>
          <table:table-cell table:formula="of:=DEC2HEX(INDEX([.D42]);2)" office:value-type="string" office:string-value="00" calcext:value-type="string">
            <text:p>00</text:p>
          </table:table-cell>
          <table:table-cell table:formula="of:=COM.MICROSOFT.CONCAT([.E42:.H42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3]);2)" office:value-type="string" office:string-value="00" calcext:value-type="string">
            <text:p>00</text:p>
          </table:table-cell>
          <table:table-cell table:formula="of:=DEC2HEX(INDEX([.C43]);2)" office:value-type="string" office:string-value="00" calcext:value-type="string">
            <text:p>00</text:p>
          </table:table-cell>
          <table:table-cell table:formula="of:=DEC2HEX(INDEX([.D43]);2)" office:value-type="string" office:string-value="00" calcext:value-type="string">
            <text:p>00</text:p>
          </table:table-cell>
          <table:table-cell table:formula="of:=COM.MICROSOFT.CONCAT([.E43:.H43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4]);2)" office:value-type="string" office:string-value="00" calcext:value-type="string">
            <text:p>00</text:p>
          </table:table-cell>
          <table:table-cell table:formula="of:=DEC2HEX(INDEX([.C44]);2)" office:value-type="string" office:string-value="00" calcext:value-type="string">
            <text:p>00</text:p>
          </table:table-cell>
          <table:table-cell table:formula="of:=DEC2HEX(INDEX([.D44]);2)" office:value-type="string" office:string-value="00" calcext:value-type="string">
            <text:p>00</text:p>
          </table:table-cell>
          <table:table-cell table:formula="of:=COM.MICROSOFT.CONCAT([.E44:.H44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5]);2)" office:value-type="string" office:string-value="00" calcext:value-type="string">
            <text:p>00</text:p>
          </table:table-cell>
          <table:table-cell table:formula="of:=DEC2HEX(INDEX([.C45]);2)" office:value-type="string" office:string-value="00" calcext:value-type="string">
            <text:p>00</text:p>
          </table:table-cell>
          <table:table-cell table:formula="of:=DEC2HEX(INDEX([.D45]);2)" office:value-type="string" office:string-value="00" calcext:value-type="string">
            <text:p>00</text:p>
          </table:table-cell>
          <table:table-cell table:formula="of:=COM.MICROSOFT.CONCAT([.E45:.H45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6]);2)" office:value-type="string" office:string-value="00" calcext:value-type="string">
            <text:p>00</text:p>
          </table:table-cell>
          <table:table-cell table:formula="of:=DEC2HEX(INDEX([.C46]);2)" office:value-type="string" office:string-value="00" calcext:value-type="string">
            <text:p>00</text:p>
          </table:table-cell>
          <table:table-cell table:formula="of:=DEC2HEX(INDEX([.D46]);2)" office:value-type="string" office:string-value="00" calcext:value-type="string">
            <text:p>00</text:p>
          </table:table-cell>
          <table:table-cell table:formula="of:=COM.MICROSOFT.CONCAT([.E46:.H46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7]);2)" office:value-type="string" office:string-value="00" calcext:value-type="string">
            <text:p>00</text:p>
          </table:table-cell>
          <table:table-cell table:formula="of:=DEC2HEX(INDEX([.C47]);2)" office:value-type="string" office:string-value="00" calcext:value-type="string">
            <text:p>00</text:p>
          </table:table-cell>
          <table:table-cell table:formula="of:=DEC2HEX(INDEX([.D47]);2)" office:value-type="string" office:string-value="00" calcext:value-type="string">
            <text:p>00</text:p>
          </table:table-cell>
          <table:table-cell table:formula="of:=COM.MICROSOFT.CONCAT([.E47:.H47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8]);2)" office:value-type="string" office:string-value="00" calcext:value-type="string">
            <text:p>00</text:p>
          </table:table-cell>
          <table:table-cell table:formula="of:=DEC2HEX(INDEX([.C48]);2)" office:value-type="string" office:string-value="00" calcext:value-type="string">
            <text:p>00</text:p>
          </table:table-cell>
          <table:table-cell table:formula="of:=DEC2HEX(INDEX([.D48]);2)" office:value-type="string" office:string-value="00" calcext:value-type="string">
            <text:p>00</text:p>
          </table:table-cell>
          <table:table-cell table:formula="of:=COM.MICROSOFT.CONCAT([.E48:.H48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49]);2)" office:value-type="string" office:string-value="00" calcext:value-type="string">
            <text:p>00</text:p>
          </table:table-cell>
          <table:table-cell table:formula="of:=DEC2HEX(INDEX([.C49]);2)" office:value-type="string" office:string-value="00" calcext:value-type="string">
            <text:p>00</text:p>
          </table:table-cell>
          <table:table-cell table:formula="of:=DEC2HEX(INDEX([.D49]);2)" office:value-type="string" office:string-value="00" calcext:value-type="string">
            <text:p>00</text:p>
          </table:table-cell>
          <table:table-cell table:formula="of:=COM.MICROSOFT.CONCAT([.E49:.H49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0]);2)" office:value-type="string" office:string-value="00" calcext:value-type="string">
            <text:p>00</text:p>
          </table:table-cell>
          <table:table-cell table:formula="of:=DEC2HEX(INDEX([.C50]);2)" office:value-type="string" office:string-value="00" calcext:value-type="string">
            <text:p>00</text:p>
          </table:table-cell>
          <table:table-cell table:formula="of:=DEC2HEX(INDEX([.D50]);2)" office:value-type="string" office:string-value="00" calcext:value-type="string">
            <text:p>00</text:p>
          </table:table-cell>
          <table:table-cell table:formula="of:=COM.MICROSOFT.CONCAT([.E50:.H50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1]);2)" office:value-type="string" office:string-value="00" calcext:value-type="string">
            <text:p>00</text:p>
          </table:table-cell>
          <table:table-cell table:formula="of:=DEC2HEX(INDEX([.C51]);2)" office:value-type="string" office:string-value="00" calcext:value-type="string">
            <text:p>00</text:p>
          </table:table-cell>
          <table:table-cell table:formula="of:=DEC2HEX(INDEX([.D51]);2)" office:value-type="string" office:string-value="00" calcext:value-type="string">
            <text:p>00</text:p>
          </table:table-cell>
          <table:table-cell table:formula="of:=COM.MICROSOFT.CONCAT([.E51:.H51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2]);2)" office:value-type="string" office:string-value="00" calcext:value-type="string">
            <text:p>00</text:p>
          </table:table-cell>
          <table:table-cell table:formula="of:=DEC2HEX(INDEX([.C52]);2)" office:value-type="string" office:string-value="00" calcext:value-type="string">
            <text:p>00</text:p>
          </table:table-cell>
          <table:table-cell table:formula="of:=DEC2HEX(INDEX([.D52]);2)" office:value-type="string" office:string-value="00" calcext:value-type="string">
            <text:p>00</text:p>
          </table:table-cell>
          <table:table-cell table:formula="of:=COM.MICROSOFT.CONCAT([.E52:.H52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3]);2)" office:value-type="string" office:string-value="00" calcext:value-type="string">
            <text:p>00</text:p>
          </table:table-cell>
          <table:table-cell table:formula="of:=DEC2HEX(INDEX([.C53]);2)" office:value-type="string" office:string-value="00" calcext:value-type="string">
            <text:p>00</text:p>
          </table:table-cell>
          <table:table-cell table:formula="of:=DEC2HEX(INDEX([.D53]);2)" office:value-type="string" office:string-value="00" calcext:value-type="string">
            <text:p>00</text:p>
          </table:table-cell>
          <table:table-cell table:formula="of:=COM.MICROSOFT.CONCAT([.E53:.H53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4]);2)" office:value-type="string" office:string-value="00" calcext:value-type="string">
            <text:p>00</text:p>
          </table:table-cell>
          <table:table-cell table:formula="of:=DEC2HEX(INDEX([.C54]);2)" office:value-type="string" office:string-value="00" calcext:value-type="string">
            <text:p>00</text:p>
          </table:table-cell>
          <table:table-cell table:formula="of:=DEC2HEX(INDEX([.D54]);2)" office:value-type="string" office:string-value="00" calcext:value-type="string">
            <text:p>00</text:p>
          </table:table-cell>
          <table:table-cell table:formula="of:=COM.MICROSOFT.CONCAT([.E54:.H54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5]);2)" office:value-type="string" office:string-value="00" calcext:value-type="string">
            <text:p>00</text:p>
          </table:table-cell>
          <table:table-cell table:formula="of:=DEC2HEX(INDEX([.C55]);2)" office:value-type="string" office:string-value="00" calcext:value-type="string">
            <text:p>00</text:p>
          </table:table-cell>
          <table:table-cell table:formula="of:=DEC2HEX(INDEX([.D55]);2)" office:value-type="string" office:string-value="00" calcext:value-type="string">
            <text:p>00</text:p>
          </table:table-cell>
          <table:table-cell table:formula="of:=COM.MICROSOFT.CONCAT([.E55:.H55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6]);2)" office:value-type="string" office:string-value="00" calcext:value-type="string">
            <text:p>00</text:p>
          </table:table-cell>
          <table:table-cell table:formula="of:=DEC2HEX(INDEX([.C56]);2)" office:value-type="string" office:string-value="00" calcext:value-type="string">
            <text:p>00</text:p>
          </table:table-cell>
          <table:table-cell table:formula="of:=DEC2HEX(INDEX([.D56]);2)" office:value-type="string" office:string-value="00" calcext:value-type="string">
            <text:p>00</text:p>
          </table:table-cell>
          <table:table-cell table:formula="of:=COM.MICROSOFT.CONCAT([.E56:.H56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7]);2)" office:value-type="string" office:string-value="00" calcext:value-type="string">
            <text:p>00</text:p>
          </table:table-cell>
          <table:table-cell table:formula="of:=DEC2HEX(INDEX([.C57]);2)" office:value-type="string" office:string-value="00" calcext:value-type="string">
            <text:p>00</text:p>
          </table:table-cell>
          <table:table-cell table:formula="of:=DEC2HEX(INDEX([.D57]);2)" office:value-type="string" office:string-value="00" calcext:value-type="string">
            <text:p>00</text:p>
          </table:table-cell>
          <table:table-cell table:formula="of:=COM.MICROSOFT.CONCAT([.E57:.H57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8]);2)" office:value-type="string" office:string-value="00" calcext:value-type="string">
            <text:p>00</text:p>
          </table:table-cell>
          <table:table-cell table:formula="of:=DEC2HEX(INDEX([.C58]);2)" office:value-type="string" office:string-value="00" calcext:value-type="string">
            <text:p>00</text:p>
          </table:table-cell>
          <table:table-cell table:formula="of:=DEC2HEX(INDEX([.D58]);2)" office:value-type="string" office:string-value="00" calcext:value-type="string">
            <text:p>00</text:p>
          </table:table-cell>
          <table:table-cell table:formula="of:=COM.MICROSOFT.CONCAT([.E58:.H58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59]);2)" office:value-type="string" office:string-value="00" calcext:value-type="string">
            <text:p>00</text:p>
          </table:table-cell>
          <table:table-cell table:formula="of:=DEC2HEX(INDEX([.C59]);2)" office:value-type="string" office:string-value="00" calcext:value-type="string">
            <text:p>00</text:p>
          </table:table-cell>
          <table:table-cell table:formula="of:=DEC2HEX(INDEX([.D59]);2)" office:value-type="string" office:string-value="00" calcext:value-type="string">
            <text:p>00</text:p>
          </table:table-cell>
          <table:table-cell table:formula="of:=COM.MICROSOFT.CONCAT([.E59:.H59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0]);2)" office:value-type="string" office:string-value="00" calcext:value-type="string">
            <text:p>00</text:p>
          </table:table-cell>
          <table:table-cell table:formula="of:=DEC2HEX(INDEX([.C60]);2)" office:value-type="string" office:string-value="00" calcext:value-type="string">
            <text:p>00</text:p>
          </table:table-cell>
          <table:table-cell table:formula="of:=DEC2HEX(INDEX([.D60]);2)" office:value-type="string" office:string-value="00" calcext:value-type="string">
            <text:p>00</text:p>
          </table:table-cell>
          <table:table-cell table:formula="of:=COM.MICROSOFT.CONCAT([.E60:.H60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1]);2)" office:value-type="string" office:string-value="00" calcext:value-type="string">
            <text:p>00</text:p>
          </table:table-cell>
          <table:table-cell table:formula="of:=DEC2HEX(INDEX([.C61]);2)" office:value-type="string" office:string-value="00" calcext:value-type="string">
            <text:p>00</text:p>
          </table:table-cell>
          <table:table-cell table:formula="of:=DEC2HEX(INDEX([.D61]);2)" office:value-type="string" office:string-value="00" calcext:value-type="string">
            <text:p>00</text:p>
          </table:table-cell>
          <table:table-cell table:formula="of:=COM.MICROSOFT.CONCAT([.E61:.H61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2]);2)" office:value-type="string" office:string-value="00" calcext:value-type="string">
            <text:p>00</text:p>
          </table:table-cell>
          <table:table-cell table:formula="of:=DEC2HEX(INDEX([.C62]);2)" office:value-type="string" office:string-value="00" calcext:value-type="string">
            <text:p>00</text:p>
          </table:table-cell>
          <table:table-cell table:formula="of:=DEC2HEX(INDEX([.D62]);2)" office:value-type="string" office:string-value="00" calcext:value-type="string">
            <text:p>00</text:p>
          </table:table-cell>
          <table:table-cell table:formula="of:=COM.MICROSOFT.CONCAT([.E62:.H62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3]);2)" office:value-type="string" office:string-value="00" calcext:value-type="string">
            <text:p>00</text:p>
          </table:table-cell>
          <table:table-cell table:formula="of:=DEC2HEX(INDEX([.C63]);2)" office:value-type="string" office:string-value="00" calcext:value-type="string">
            <text:p>00</text:p>
          </table:table-cell>
          <table:table-cell table:formula="of:=DEC2HEX(INDEX([.D63]);2)" office:value-type="string" office:string-value="00" calcext:value-type="string">
            <text:p>00</text:p>
          </table:table-cell>
          <table:table-cell table:formula="of:=COM.MICROSOFT.CONCAT([.E63:.H63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4]);2)" office:value-type="string" office:string-value="00" calcext:value-type="string">
            <text:p>00</text:p>
          </table:table-cell>
          <table:table-cell table:formula="of:=DEC2HEX(INDEX([.C64]);2)" office:value-type="string" office:string-value="00" calcext:value-type="string">
            <text:p>00</text:p>
          </table:table-cell>
          <table:table-cell table:formula="of:=DEC2HEX(INDEX([.D64]);2)" office:value-type="string" office:string-value="00" calcext:value-type="string">
            <text:p>00</text:p>
          </table:table-cell>
          <table:table-cell table:formula="of:=COM.MICROSOFT.CONCAT([.E64:.H64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5]);2)" office:value-type="string" office:string-value="00" calcext:value-type="string">
            <text:p>00</text:p>
          </table:table-cell>
          <table:table-cell table:formula="of:=DEC2HEX(INDEX([.C65]);2)" office:value-type="string" office:string-value="00" calcext:value-type="string">
            <text:p>00</text:p>
          </table:table-cell>
          <table:table-cell table:formula="of:=DEC2HEX(INDEX([.D65]);2)" office:value-type="string" office:string-value="00" calcext:value-type="string">
            <text:p>00</text:p>
          </table:table-cell>
          <table:table-cell table:formula="of:=COM.MICROSOFT.CONCAT([.E65:.H65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6]);2)" office:value-type="string" office:string-value="00" calcext:value-type="string">
            <text:p>00</text:p>
          </table:table-cell>
          <table:table-cell table:formula="of:=DEC2HEX(INDEX([.C66]);2)" office:value-type="string" office:string-value="00" calcext:value-type="string">
            <text:p>00</text:p>
          </table:table-cell>
          <table:table-cell table:formula="of:=DEC2HEX(INDEX([.D66]);2)" office:value-type="string" office:string-value="00" calcext:value-type="string">
            <text:p>00</text:p>
          </table:table-cell>
          <table:table-cell table:formula="of:=COM.MICROSOFT.CONCAT([.E66:.H66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7]);2)" office:value-type="string" office:string-value="00" calcext:value-type="string">
            <text:p>00</text:p>
          </table:table-cell>
          <table:table-cell table:formula="of:=DEC2HEX(INDEX([.C67]);2)" office:value-type="string" office:string-value="00" calcext:value-type="string">
            <text:p>00</text:p>
          </table:table-cell>
          <table:table-cell table:formula="of:=DEC2HEX(INDEX([.D67]);2)" office:value-type="string" office:string-value="00" calcext:value-type="string">
            <text:p>00</text:p>
          </table:table-cell>
          <table:table-cell table:formula="of:=COM.MICROSOFT.CONCAT([.E67:.H67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8]);2)" office:value-type="string" office:string-value="00" calcext:value-type="string">
            <text:p>00</text:p>
          </table:table-cell>
          <table:table-cell table:formula="of:=DEC2HEX(INDEX([.C68]);2)" office:value-type="string" office:string-value="00" calcext:value-type="string">
            <text:p>00</text:p>
          </table:table-cell>
          <table:table-cell table:formula="of:=DEC2HEX(INDEX([.D68]);2)" office:value-type="string" office:string-value="00" calcext:value-type="string">
            <text:p>00</text:p>
          </table:table-cell>
          <table:table-cell table:formula="of:=COM.MICROSOFT.CONCAT([.E68:.H68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69]);2)" office:value-type="string" office:string-value="00" calcext:value-type="string">
            <text:p>00</text:p>
          </table:table-cell>
          <table:table-cell table:formula="of:=DEC2HEX(INDEX([.C69]);2)" office:value-type="string" office:string-value="00" calcext:value-type="string">
            <text:p>00</text:p>
          </table:table-cell>
          <table:table-cell table:formula="of:=DEC2HEX(INDEX([.D69]);2)" office:value-type="string" office:string-value="00" calcext:value-type="string">
            <text:p>00</text:p>
          </table:table-cell>
          <table:table-cell table:formula="of:=COM.MICROSOFT.CONCAT([.E69:.H69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70]);2)" office:value-type="string" office:string-value="00" calcext:value-type="string">
            <text:p>00</text:p>
          </table:table-cell>
          <table:table-cell table:formula="of:=DEC2HEX(INDEX([.C70]);2)" office:value-type="string" office:string-value="00" calcext:value-type="string">
            <text:p>00</text:p>
          </table:table-cell>
          <table:table-cell table:formula="of:=DEC2HEX(INDEX([.D70]);2)" office:value-type="string" office:string-value="00" calcext:value-type="string">
            <text:p>00</text:p>
          </table:table-cell>
          <table:table-cell table:formula="of:=COM.MICROSOFT.CONCAT([.E70:.H70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71]);2)" office:value-type="string" office:string-value="00" calcext:value-type="string">
            <text:p>00</text:p>
          </table:table-cell>
          <table:table-cell table:formula="of:=DEC2HEX(INDEX([.C71]);2)" office:value-type="string" office:string-value="00" calcext:value-type="string">
            <text:p>00</text:p>
          </table:table-cell>
          <table:table-cell table:formula="of:=DEC2HEX(INDEX([.D71]);2)" office:value-type="string" office:string-value="00" calcext:value-type="string">
            <text:p>00</text:p>
          </table:table-cell>
          <table:table-cell table:formula="of:=COM.MICROSOFT.CONCAT([.E71:.H71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formula="of:=DEC2HEX(INDEX([.B72]);2)" office:value-type="string" office:string-value="00" calcext:value-type="string">
            <text:p>00</text:p>
          </table:table-cell>
          <table:table-cell table:formula="of:=DEC2HEX(INDEX([.C72]);2)" office:value-type="string" office:string-value="00" calcext:value-type="string">
            <text:p>00</text:p>
          </table:table-cell>
          <table:table-cell table:formula="of:=DEC2HEX(INDEX([.D72]);2)" office:value-type="string" office:string-value="00" calcext:value-type="string">
            <text:p>00</text:p>
          </table:table-cell>
          <table:table-cell table:formula="of:=COM.MICROSOFT.CONCAT([.E72:.H72])" office:value-type="string" office:string-value="#000000" calcext:value-type="string">
            <text:p>#000000</text:p>
          </table:table-cell>
          <table:table-cell table:number-columns-repeated="1013"/>
        </table:table-row>
        <table:table-row table:style-name="ro2" table:number-rows-repeated="104850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ode2000" style:font-family-asian="Code2000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7-30">00.00.0000</text:date>, <text:time style:data-style-name="N2" text:time-value="13:42:26.08633787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ime Haron</meta:initial-creator>
    <meta:creation-date>2017-06-24T11:24:58.887909305</meta:creation-date>
    <dc:date>2017-07-30T13:42:39.026897186</dc:date>
    <dc:creator>Prime Haron</dc:creator>
    <meta:editing-duration>PT2H26M42S</meta:editing-duration>
    <meta:editing-cycles>20</meta:editing-cycles>
    <meta:generator>LibreOffice/5.4.0.3$Linux_X86_64 LibreOffice_project/40m0$Build-3</meta:generator>
    <meta:document-statistic meta:table-count="3" meta:cell-count="1359" meta:object-count="0"/>
  </office:meta>
</office:document-meta>
</file>